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35.72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BASE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padding="0.71mm"/>
    </style:style>
    <style:style style:name="ce3" style:family="table-cell" style:parent-style-name="Excel_5f_BuiltIn_5f_Comma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1">
      <style:table-cell-properties fo:padding="0.71mm"/>
    </style:style>
    <style:style style:name="ce5" style:family="table-cell" style:parent-style-name="Normal_5f_BASE2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padding="0.71mm"/>
    </style:style>
    <style:style style:name="gr1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05mm" fo:min-width="34.6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05.58mm" fo:min-width="134.8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fo:font-family="'MS Sans Serif'" style:font-family-generic="swiss" style:font-pitch="variabl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family-complex="'MS Sans Serif'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fo:font-family="'MS Sans Serif'" style:font-family-generic="swiss" style:font-pitch="variabl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family-complex="'MS Sans Serif'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14" table:default-cell-style-name="ce2"/>
        <table:table-column table:style-name="co1" table:number-columns-repeated="2" table:default-cell-style-name="Default"/>
        <table:table-column table:style-name="co1" table:number-columns-repeated="9" table:default-cell-style-name="ce2"/>
        <table:table-column table:style-name="co1" table:number-columns-repeated="8" table:default-cell-style-name="ce4"/>
        <table:table-column table:style-name="co1" table:number-columns-repeated="4" table:default-cell-style-name="ce2"/>
        <table:table-column table:style-name="co1" table:number-columns-repeated="979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9.68mm" svg:height="20.65mm" svg:x="27.33mm" svg:y="0.56mm" draw:caption-point-x="-4.86mm" draw:caption-point-y="-0.46mm">
              <dc:date>2019-10-06T00:00:00</dc:date>
              <text:p text:style-name="P1"><text:span text:style-name="T1">Os dados de 2016 estarão sujeitos a revisão na próxima publicação.</text:span></text:p>
            </office:annotation>
            <text:p>Ano</text:p>
          </table:table-cell>
          <table:table-cell table:style-name="ce1" office:value-type="string" calcext:value-type="string">
            <text:p>Código da Grande Região</text:p>
          </table:table-cell>
          <table:table-cell table:style-name="ce1" office:value-type="string" calcext:value-type="string">
            <text:p>Nome da Grande Região</text:p>
          </table:table-cell>
          <table:table-cell table:style-name="ce1" office:value-type="string" calcext:value-type="string">
            <text:p>Código da Unidade da Federação</text:p>
          </table:table-cell>
          <table:table-cell table:style-name="ce1" office:value-type="string" calcext:value-type="string">
            <text:p>Sigla da Unidade da Federação</text:p>
          </table:table-cell>
          <table:table-cell table:style-name="ce1" office:value-type="string" calcext:value-type="string">
            <text:p>Nome da Unidade da Federação</text:p>
          </table:table-cell>
          <table:table-cell table:style-name="ce1" office:value-type="string" calcext:value-type="string">
            <text:p>Código do Município</text:p>
          </table:table-cell>
          <table:table-cell table:style-name="ce1" office:value-type="string" calcext:value-type="string">
            <text:p>Nome do Município</text:p>
          </table:table-cell>
          <table:table-cell table:style-name="ce1" office:value-type="string" calcext:value-type="string">
            <text:p>Região Metropolitana</text:p>
          </table:table-cell>
          <table:table-cell table:style-name="ce1" office:value-type="string" calcext:value-type="string">
            <text:p>Código da Mesorregião</text:p>
          </table:table-cell>
          <table:table-cell table:style-name="ce1" office:value-type="string" calcext:value-type="string">
            <text:p>Nome da Mesorregião</text:p>
          </table:table-cell>
          <table:table-cell table:style-name="ce1" office:value-type="string" calcext:value-type="string">
            <text:p>Código da Microrregião</text:p>
          </table:table-cell>
          <table:table-cell table:style-name="ce1" office:value-type="string" calcext:value-type="string">
            <text:p>Nome da Microrregião</text:p>
          </table:table-cell>
          <table:table-cell table:style-name="ce1" office:value-type="string" calcext:value-type="string">
            <text:p>Código da Região Rural</text:p>
          </table:table-cell>
          <table:table-cell table:style-name="ce1" office:value-type="string" calcext:value-type="string">
            <text:p>Nome da Região Rural</text:p>
          </table:table-cell>
          <table:table-cell table:style-name="ce1" office:value-type="string" calcext:value-type="string">
            <text:p>Tipo da Região Rural</text:p>
          </table:table-cell>
          <table:table-cell table:style-name="ce1" office:value-type="string" calcext:value-type="string">
            <text:p>Código da Região Geográfica Imediata</text:p>
          </table:table-cell>
          <table:table-cell table:style-name="ce1" office:value-type="string" calcext:value-type="string">
            <text:p>Nome da Região Geográfica Imediata</text:p>
          </table:table-cell>
          <table:table-cell table:style-name="ce1" office:value-type="string" calcext:value-type="string">
            <text:p>Município da Região Geográfica Imediata</text:p>
          </table:table-cell>
          <table:table-cell table:style-name="ce1" office:value-type="string" calcext:value-type="string">
            <text:p>Código da Região Geográfica Intermediária</text:p>
          </table:table-cell>
          <table:table-cell table:style-name="ce1" office:value-type="string" calcext:value-type="string">
            <text:p>Nome da Região Geográfica Intermediária</text:p>
          </table:table-cell>
          <table:table-cell table:style-name="ce1" office:value-type="string" calcext:value-type="string">
            <text:p>Município da Região Geográfica Intermediária</text:p>
          </table:table-cell>
          <table:table-cell table:style-name="ce1" office:value-type="string" calcext:value-type="string">
            <text:p>Amazônia Legal</text:p>
          </table:table-cell>
          <table:table-cell table:style-name="ce1" office:value-type="string" calcext:value-type="string">
            <text:p>Semiárido</text:p>
          </table:table-cell>
          <table:table-cell table:style-name="ce1" office:value-type="string" calcext:value-type="string">
            <text:p>Código Concentração Urbana</text:p>
          </table:table-cell>
          <table:table-cell table:style-name="ce1" office:value-type="string" calcext:value-type="string">
            <text:p>Nome Concentração Urbana</text:p>
          </table:table-cell>
          <table:table-cell table:style-name="ce1" office:value-type="string" calcext:value-type="string">
            <text:p>Tipo Concentração Urbana</text:p>
          </table:table-cell>
          <table:table-cell table:style-name="ce1" office:value-type="string" calcext:value-type="string">
            <text:p>Código Arranjo Populacional</text:p>
          </table:table-cell>
          <table:table-cell table:style-name="ce1" office:value-type="string" calcext:value-type="string">
            <text:p>Nome Arranjo Populacional</text:p>
          </table:table-cell>
          <table:table-cell table:style-name="ce1" office:value-type="string" calcext:value-type="string">
            <text:p>Tipologia Rural-Urbana</text:p>
          </table:table-cell>
          <table:table-cell table:style-name="ce1" office:value-type="string" calcext:value-type="string">
            <text:p>Hierarquia Urbana</text:p>
          </table:table-cell>
          <table:table-cell table:style-name="ce1" office:value-type="string" calcext:value-type="string">
            <text:p>Hierarquia Urbana (principais categorias)</text:p>
          </table:table-cell>
          <table:table-cell table:style-name="ce1" office:value-type="string" calcext:value-type="string">
            <text:p>Cidade-Região de São Paulo</text:p>
          </table:table-cell>
          <table:table-cell table:style-name="ce3" office:value-type="string" calcext:value-type="string">
            <text:p>Valor adicionado bruto da Agropecuária, a preços correntes</text:p>
            <text:p>(R$ 1.000)</text:p>
          </table:table-cell>
          <table:table-cell table:style-name="ce3" office:value-type="string" calcext:value-type="string">
            <text:p>Valor adicionado bruto da Indústria, a preços correntes</text:p>
            <text:p>(R$ 1.000)</text:p>
          </table:table-cell>
          <table:table-cell table:style-name="ce3" office:value-type="string" calcext:value-type="string">
            <text:p>Valor adicionado bruto dos Serviços, a preços correntes - exclusive Administração, defesa, educação e saúde públicas e seguridade social</text:p>
            <text:p>(R$ 1.000)</text:p>
          </table:table-cell>
          <table:table-cell table:style-name="ce3" office:value-type="string" calcext:value-type="string">
            <text:p>Valor adicionado bruto da Administração, defesa, educação e saúde públicas e seguridade social</text:p>
            <text:p>(R$ 1.000)</text:p>
          </table:table-cell>
          <table:table-cell table:style-name="ce3" office:value-type="string" calcext:value-type="string">
            <text:p>Valor adicionado bruto total, a preços correntes</text:p>
            <text:p>(R$ 1.000)</text:p>
          </table:table-cell>
          <table:table-cell table:style-name="ce3" office:value-type="string" calcext:value-type="string">
            <text:p>Impostos, líquidos de subsídios, sobre produtos, a preços correntes</text:p>
            <text:p>(R$ 1.000)</text:p>
          </table:table-cell>
          <table:table-cell table:style-name="ce3" office:value-type="string" calcext:value-type="string">
            <text:p>Produto Interno Bruto, a preços correntes</text:p>
            <text:p>(R$ 1.000)</text:p>
          </table:table-cell>
          <table:table-cell table:style-name="ce3" office:value-type="string" calcext:value-type="string">
            <text:p>População</text:p>
            <text:p>(Nº de habitantes)</text:p>
          </table:table-cell>
          <table:table-cell table:style-name="ce3" office:value-type="string" calcext:value-type="string">
            <text:p>Produto Interno Bruto <text:span text:style-name="T2">per capita</text:span></text:p>
            <text:p><text:span text:style-name="T3">(R$ 1,00)</text:span></text:p>
          </table:table-cell>
          <table:table-cell table:style-name="ce5" office:value-type="string" calcext:value-type="string">
            <office:annotation draw:style-name="gr2" draw:text-style-name="P2" svg:width="139.86mm" svg:height="108.18mm" svg:x="489.66mm" svg:y="0.56mm" draw:caption-point-x="481.08mm" draw:caption-point-y="-0.46mm">
              <dc:date>2019-10-06T00:00:00</dc:date>
              <text:p text:style-name="P1"><text:span text:style-name="T1">Para as variáveis com as maiores atividades econômicas foram consideradas:</text:span></text:p>
              <text:p text:style-name="P1"><text:span text:style-name="T1">Agricultura, inclusive apoio à agricultura e a pós colheita; </text:span></text:p>
              <text:p text:style-name="P1"><text:span text:style-name="T1">Pecuária, inclusive apoio à pecuária;</text:span></text:p>
              <text:p text:style-name="P1"><text:span text:style-name="T1">Produção florestal, pesca e aquicultura; </text:span></text:p>
              <text:p text:style-name="P1"><text:span text:style-name="T1">Indústrias extrativas; </text:span></text:p>
              <text:p text:style-name="P1"><text:span text:style-name="T1">Indústrias de transformação; </text:span></text:p>
              <text:p text:style-name="P1"><text:span text:style-name="T1">Eletricidade e gás, água, esgoto, atividades de gestão de resíduos e descontaminação;</text:span></text:p>
              <text:p text:style-name="P1"><text:span text:style-name="T1">Construção;</text:span></text:p>
              <text:p text:style-name="P1"><text:span text:style-name="T1">Comércio e reparação de veículos automotores e motocicletas; </text:span></text:p>
              <text:p text:style-name="P1"><text:span text:style-name="T1">Administração, defesa, educação e saúde públicas e seguridade social; e</text:span></text:p>
              <text:p text:style-name="P1"><text:span text:style-name="T1">Demais serviços. </text:span></text:p>
              <text:p text:style-name="P1"><text:span text:style-name="T1"/></text:p>
              <text:p text:style-name="P1"><text:span text:style-name="T1">A classe Demais serviços compreende a agregação dos setores: </text:span></text:p>
              <text:p text:style-name="P1"><text:span text:style-name="T1">Transporte, armazenagem e correio; </text:span></text:p>
              <text:p text:style-name="P1"><text:span text:style-name="T1">Alojamento e alimentação; </text:span></text:p>
              <text:p text:style-name="P1"><text:span text:style-name="T1">Informação e comunicação; </text:span></text:p>
              <text:p text:style-name="P1"><text:span text:style-name="T1">Atividades financeiras, de seguros e serviços relacionados; </text:span></text:p>
              <text:p text:style-name="P1"><text:span text:style-name="T1">Atividades imobiliárias; </text:span></text:p>
              <text:p text:style-name="P1"><text:span text:style-name="T1">Atividades profissionais, científicas e técnicas, administrativas e serviços complementares;</text:span></text:p>
              <text:p text:style-name="P1"><text:span text:style-name="T1">Educação e saúde privadas; </text:span></text:p>
              <text:p text:style-name="P1"><text:span text:style-name="T1">Artes, cultura, esporte e recreação e outras atividades de serviços e serviços domésticos.</text:span></text:p>
              <text:p text:style-name="P1"><text:span text:style-name="T1"/></text:p>
            </office:annotation>
            <text:p>Atividade com maior valor adicionado bruto</text:p>
          </table:table-cell>
          <table:table-cell table:style-name="ce5" office:value-type="string" calcext:value-type="string">
            <text:p>Atividade com segundo maior valor adicionado bruto</text:p>
          </table:table-cell>
          <table:table-cell table:style-name="ce5" office:value-type="string" calcext:value-type="string">
            <text:p>Atividade com terceiro maior valor adicionado bruto</text:p>
          </table:table-cell>
          <table:table-cell table:style-name="ce6"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100" calcext:value-type="float">
            <text:p>3300100</text:p>
          </table:table-cell>
          <table:table-cell table:style-name="ce2" office:value-type="string" calcext:value-type="string">
            <text:p>Angra dos Reis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Baía da Ilha Grand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2" calcext:value-type="float">
            <text:p>330002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Pol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0100" calcext:value-type="float">
            <text:p>3300100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Média concentração urbana considerada na análise - Município isolado</text:p>
          </table:table-cell>
          <table:table-cell table:number-columns-repeated="2"/>
          <table:table-cell office:value-type="string" calcext:value-type="string">
            <text:p>Urbano</text:p>
          </table:table-cell>
          <table:table-cell office:value-type="string" calcext:value-type="string">
            <text:p>Centro Subregional B</text:p>
          </table:table-cell>
          <table:table-cell office:value-type="string" calcext:value-type="string">
            <text:p>Centro Subregional</text:p>
          </table:table-cell>
          <table:table-cell office:value-type="string" calcext:value-type="string">
            <text:p>Não</text:p>
          </table:table-cell>
          <table:table-cell office:value-type="float" office:value="41516.409" calcext:value-type="float">
            <text:p>41.516 </text:p>
          </table:table-cell>
          <table:table-cell office:value-type="float" office:value="2771018.179" calcext:value-type="float">
            <text:p>2.771.018 </text:p>
          </table:table-cell>
          <table:table-cell office:value-type="float" office:value="4051524.779" calcext:value-type="float">
            <text:p>4.051.525 </text:p>
          </table:table-cell>
          <table:table-cell office:value-type="float" office:value="1653971.744" calcext:value-type="float">
            <text:p>1.653.972 </text:p>
          </table:table-cell>
          <table:table-cell office:value-type="float" office:value="8518031.111" calcext:value-type="float">
            <text:p>8.518.031 </text:p>
          </table:table-cell>
          <table:table-cell office:value-type="float" office:value="604530.045" calcext:value-type="float">
            <text:p>604.530 </text:p>
          </table:table-cell>
          <table:table-cell office:value-type="float" office:value="9122561.157" calcext:value-type="float">
            <text:p>9.122.561 </text:p>
          </table:table-cell>
          <table:table-cell office:value-type="float" office:value="191504" calcext:value-type="float">
            <text:p>191.504 </text:p>
          </table:table-cell>
          <table:table-cell office:value-type="float" office:value="47636.4" calcext:value-type="float">
            <text:p>47636,4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Eletricidade e gás, água, esgoto, atividades de gestão de resíduos e descontaminação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159" calcext:value-type="float">
            <text:p>3300159</text:p>
          </table:table-cell>
          <table:table-cell table:style-name="ce2" office:value-type="string" calcext:value-type="string">
            <text:p>Aperibé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2" calcext:value-type="float">
            <text:p>33002</text:p>
          </table:table-cell>
          <table:table-cell office:value-type="string" calcext:value-type="string">
            <text:p>Santo Antônio de Pádu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2" calcext:value-type="float">
            <text:p>330012</text:p>
          </table:table-cell>
          <table:table-cell office:value-type="string" calcext:value-type="string">
            <text:p>Santo Antônio de Pádua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2106" calcext:value-type="float">
            <text:p>3302106</text:p>
          </table:table-cell>
          <table:table-cell office:value-type="string" calcext:value-type="string">
            <text:p>Itaocara/RJ</text:p>
          </table:table-cell>
          <table:table-cell office:value-type="string" calcext:value-type="string">
            <text:p>Intermediário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7330.629" calcext:value-type="float">
            <text:p>7.331 </text:p>
          </table:table-cell>
          <table:table-cell office:value-type="float" office:value="14050.331" calcext:value-type="float">
            <text:p>14.050 </text:p>
          </table:table-cell>
          <table:table-cell office:value-type="float" office:value="57315.216" calcext:value-type="float">
            <text:p>57.315 </text:p>
          </table:table-cell>
          <table:table-cell office:value-type="float" office:value="80674.5" calcext:value-type="float">
            <text:p>80.675 </text:p>
          </table:table-cell>
          <table:table-cell office:value-type="float" office:value="159370.676" calcext:value-type="float">
            <text:p>159.371 </text:p>
          </table:table-cell>
          <table:table-cell office:value-type="float" office:value="8648.536" calcext:value-type="float">
            <text:p>8.649 </text:p>
          </table:table-cell>
          <table:table-cell office:value-type="float" office:value="168019.212" calcext:value-type="float">
            <text:p>168.019 </text:p>
          </table:table-cell>
          <table:table-cell office:value-type="float" office:value="11160" calcext:value-type="float">
            <text:p>11.160 </text:p>
          </table:table-cell>
          <table:table-cell office:value-type="float" office:value="15055.48" calcext:value-type="float">
            <text:p>15055,48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209" calcext:value-type="float">
            <text:p>3300209</text:p>
          </table:table-cell>
          <table:table-cell table:style-name="ce2" office:value-type="string" calcext:value-type="string">
            <text:p>Araruama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Baixadas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Lago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13" calcext:value-type="float">
            <text:p>330013</text:p>
          </table:table-cell>
          <table:table-cell office:value-type="string" calcext:value-type="string">
            <text:p>Cabo Frio</text:p>
          </table:table-cell>
          <table:table-cell office:value-type="string" calcext:value-type="string">
            <text:p>do Entorn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0209" calcext:value-type="float">
            <text:p>3300209</text:p>
          </table:table-cell>
          <table:table-cell office:value-type="string" calcext:value-type="string">
            <text:p>Araruama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0209" calcext:value-type="float">
            <text:p>3300209</text:p>
          </table:table-cell>
          <table:table-cell office:value-type="string" calcext:value-type="string">
            <text:p>Araruama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Centro de Zona B</text:p>
          </table:table-cell>
          <table:table-cell office:value-type="string" calcext:value-type="string">
            <text:p>Centro de Zona</text:p>
          </table:table-cell>
          <table:table-cell office:value-type="string" calcext:value-type="string">
            <text:p>Não</text:p>
          </table:table-cell>
          <table:table-cell office:value-type="float" office:value="39534.233" calcext:value-type="float">
            <text:p>39.534 </text:p>
          </table:table-cell>
          <table:table-cell office:value-type="float" office:value="245682.296" calcext:value-type="float">
            <text:p>245.682 </text:p>
          </table:table-cell>
          <table:table-cell office:value-type="float" office:value="1155250.465" calcext:value-type="float">
            <text:p>1.155.250 </text:p>
          </table:table-cell>
          <table:table-cell office:value-type="float" office:value="868305.777" calcext:value-type="float">
            <text:p>868.306 </text:p>
          </table:table-cell>
          <table:table-cell office:value-type="float" office:value="2308772.771" calcext:value-type="float">
            <text:p>2.308.773 </text:p>
          </table:table-cell>
          <table:table-cell office:value-type="float" office:value="158552.761" calcext:value-type="float">
            <text:p>158.553 </text:p>
          </table:table-cell>
          <table:table-cell office:value-type="float" office:value="2467325.533" calcext:value-type="float">
            <text:p>2.467.326 </text:p>
          </table:table-cell>
          <table:table-cell office:value-type="float" office:value="124940" calcext:value-type="float">
            <text:p>124.940 </text:p>
          </table:table-cell>
          <table:table-cell office:value-type="float" office:value="19748.08" calcext:value-type="float">
            <text:p>19748,08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225" calcext:value-type="float">
            <text:p>3300225</text:p>
          </table:table-cell>
          <table:table-cell table:style-name="ce2" office:value-type="string" calcext:value-type="string">
            <text:p>Areal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Três Rios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Região Rural da Capital Regional de Juiz de Fora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07" calcext:value-type="float">
            <text:p>330007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3906" calcext:value-type="float">
            <text:p>3303906</text:p>
          </table:table-cell>
          <table:table-cell office:value-type="string" calcext:value-type="string">
            <text:p>Petrópolis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3906" calcext:value-type="float">
            <text:p>3303906</text:p>
          </table:table-cell>
          <table:table-cell office:value-type="string" calcext:value-type="string">
            <text:p>Petrópolis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448.648" calcext:value-type="float">
            <text:p>2.449 </text:p>
          </table:table-cell>
          <table:table-cell office:value-type="float" office:value="45061.657" calcext:value-type="float">
            <text:p>45.062 </text:p>
          </table:table-cell>
          <table:table-cell office:value-type="float" office:value="118468.897" calcext:value-type="float">
            <text:p>118.469 </text:p>
          </table:table-cell>
          <table:table-cell office:value-type="float" office:value="99658.305" calcext:value-type="float">
            <text:p>99.658 </text:p>
          </table:table-cell>
          <table:table-cell office:value-type="float" office:value="265637.508" calcext:value-type="float">
            <text:p>265.638 </text:p>
          </table:table-cell>
          <table:table-cell office:value-type="float" office:value="50639.059" calcext:value-type="float">
            <text:p>50.639 </text:p>
          </table:table-cell>
          <table:table-cell office:value-type="float" office:value="316276.567" calcext:value-type="float">
            <text:p>316.277 </text:p>
          </table:table-cell>
          <table:table-cell office:value-type="float" office:value="12058" calcext:value-type="float">
            <text:p>12.058 </text:p>
          </table:table-cell>
          <table:table-cell office:value-type="float" office:value="26229.6" calcext:value-type="float">
            <text:p>26229,6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233" calcext:value-type="float">
            <text:p>3300233</text:p>
          </table:table-cell>
          <table:table-cell table:style-name="ce2" office:value-type="string" calcext:value-type="string">
            <text:p>Armação dos Búzios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Baixadas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Lago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13" calcext:value-type="float">
            <text:p>330013</text:p>
          </table:table-cell>
          <table:table-cell office:value-type="string" calcext:value-type="string">
            <text:p>Cabo Frio</text:p>
          </table:table-cell>
          <table:table-cell office:value-type="string" calcext:value-type="string">
            <text:p>do Entorn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0704" calcext:value-type="float">
            <text:p>3300704</text:p>
          </table:table-cell>
          <table:table-cell office:value-type="string" calcext:value-type="string">
            <text:p>Cabo Frio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0704" calcext:value-type="float">
            <text:p>3300704</text:p>
          </table:table-cell>
          <table:table-cell office:value-type="string" calcext:value-type="string">
            <text:p>Cabo Frio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8563.507" calcext:value-type="float">
            <text:p>8.564 </text:p>
          </table:table-cell>
          <table:table-cell office:value-type="float" office:value="285573.19" calcext:value-type="float">
            <text:p>285.573 </text:p>
          </table:table-cell>
          <table:table-cell office:value-type="float" office:value="819191.046" calcext:value-type="float">
            <text:p>819.191 </text:p>
          </table:table-cell>
          <table:table-cell office:value-type="float" office:value="284130.306" calcext:value-type="float">
            <text:p>284.130 </text:p>
          </table:table-cell>
          <table:table-cell office:value-type="float" office:value="1397458.049" calcext:value-type="float">
            <text:p>1.397.458 </text:p>
          </table:table-cell>
          <table:table-cell office:value-type="float" office:value="77485.552" calcext:value-type="float">
            <text:p>77.486 </text:p>
          </table:table-cell>
          <table:table-cell office:value-type="float" office:value="1474943.601" calcext:value-type="float">
            <text:p>1.474.944 </text:p>
          </table:table-cell>
          <table:table-cell office:value-type="float" office:value="31674" calcext:value-type="float">
            <text:p>31.674 </text:p>
          </table:table-cell>
          <table:table-cell office:value-type="float" office:value="46566.38" calcext:value-type="float">
            <text:p>46566,38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extrativ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258" calcext:value-type="float">
            <text:p>3300258</text:p>
          </table:table-cell>
          <table:table-cell table:style-name="ce2" office:value-type="string" calcext:value-type="string">
            <text:p>Arraial do Cabo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Baixadas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Lago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13" calcext:value-type="float">
            <text:p>330013</text:p>
          </table:table-cell>
          <table:table-cell office:value-type="string" calcext:value-type="string">
            <text:p>Cabo Frio</text:p>
          </table:table-cell>
          <table:table-cell office:value-type="string" calcext:value-type="string">
            <text:p>do Entorn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0704" calcext:value-type="float">
            <text:p>3300704</text:p>
          </table:table-cell>
          <table:table-cell office:value-type="string" calcext:value-type="string">
            <text:p>Cabo Frio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0704" calcext:value-type="float">
            <text:p>3300704</text:p>
          </table:table-cell>
          <table:table-cell office:value-type="string" calcext:value-type="string">
            <text:p>Cabo Frio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5182.395" calcext:value-type="float">
            <text:p>15.182 </text:p>
          </table:table-cell>
          <table:table-cell office:value-type="float" office:value="87133.351" calcext:value-type="float">
            <text:p>87.133 </text:p>
          </table:table-cell>
          <table:table-cell office:value-type="float" office:value="276890.429" calcext:value-type="float">
            <text:p>276.890 </text:p>
          </table:table-cell>
          <table:table-cell office:value-type="float" office:value="242622.005" calcext:value-type="float">
            <text:p>242.622 </text:p>
          </table:table-cell>
          <table:table-cell office:value-type="float" office:value="621828.181" calcext:value-type="float">
            <text:p>621.828 </text:p>
          </table:table-cell>
          <table:table-cell office:value-type="float" office:value="33332.996" calcext:value-type="float">
            <text:p>33.333 </text:p>
          </table:table-cell>
          <table:table-cell office:value-type="float" office:value="655161.177" calcext:value-type="float">
            <text:p>655.161 </text:p>
          </table:table-cell>
          <table:table-cell office:value-type="float" office:value="29077" calcext:value-type="float">
            <text:p>29.077 </text:p>
          </table:table-cell>
          <table:table-cell office:value-type="float" office:value="22531.94" calcext:value-type="float">
            <text:p>22531,94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308" calcext:value-type="float">
            <text:p>3300308</text:p>
          </table:table-cell>
          <table:table-cell table:style-name="ce2" office:value-type="string" calcext:value-type="string">
            <text:p>Barra do Piraí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2" calcext:value-type="float">
            <text:p>33012</text:p>
          </table:table-cell>
          <table:table-cell office:value-type="string" calcext:value-type="string">
            <text:p>Barra do Piraí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4" calcext:value-type="float">
            <text:p>330004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Urbano</text:p>
          </table:table-cell>
          <table:table-cell office:value-type="string" calcext:value-type="string">
            <text:p>Integrante de Capital Regional C</text:p>
          </table:table-cell>
          <table:table-cell office:value-type="string" calcext:value-type="string">
            <text:p>Capital Regional</text:p>
          </table:table-cell>
          <table:table-cell office:value-type="string" calcext:value-type="string">
            <text:p>Não</text:p>
          </table:table-cell>
          <table:table-cell office:value-type="float" office:value="45480.609" calcext:value-type="float">
            <text:p>45.481 </text:p>
          </table:table-cell>
          <table:table-cell office:value-type="float" office:value="251637.643" calcext:value-type="float">
            <text:p>251.638 </text:p>
          </table:table-cell>
          <table:table-cell office:value-type="float" office:value="913471.147" calcext:value-type="float">
            <text:p>913.471 </text:p>
          </table:table-cell>
          <table:table-cell office:value-type="float" office:value="615180.252" calcext:value-type="float">
            <text:p>615.180 </text:p>
          </table:table-cell>
          <table:table-cell office:value-type="float" office:value="1825769.652" calcext:value-type="float">
            <text:p>1.825.770 </text:p>
          </table:table-cell>
          <table:table-cell office:value-type="float" office:value="159649.14" calcext:value-type="float">
            <text:p>159.649 </text:p>
          </table:table-cell>
          <table:table-cell office:value-type="float" office:value="1985418.792" calcext:value-type="float">
            <text:p>1.985.419 </text:p>
          </table:table-cell>
          <table:table-cell office:value-type="float" office:value="97152" calcext:value-type="float">
            <text:p>97.152 </text:p>
          </table:table-cell>
          <table:table-cell office:value-type="float" office:value="20436.21" calcext:value-type="float">
            <text:p>20436,21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407" calcext:value-type="float">
            <text:p>3300407</text:p>
          </table:table-cell>
          <table:table-cell table:style-name="ce2" office:value-type="string" calcext:value-type="string">
            <text:p>Barra Mansa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Vale do Paraíba Fluminens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4" calcext:value-type="float">
            <text:p>330004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Pol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6305" calcext:value-type="float">
            <text:p>3306305</text:p>
          </table:table-cell>
          <table:table-cell office:value-type="string" calcext:value-type="string">
            <text:p>Volta Redonda - Barra Mansa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6305" calcext:value-type="float">
            <text:p>3306305</text:p>
          </table:table-cell>
          <table:table-cell office:value-type="string" calcext:value-type="string">
            <text:p>Volta Redonda - Barra Mansa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Núcleo de Capital Regional C</text:p>
          </table:table-cell>
          <table:table-cell office:value-type="string" calcext:value-type="string">
            <text:p>Capital Regional</text:p>
          </table:table-cell>
          <table:table-cell office:value-type="string" calcext:value-type="string">
            <text:p>Não</text:p>
          </table:table-cell>
          <table:table-cell office:value-type="float" office:value="51136.975" calcext:value-type="float">
            <text:p>51.137 </text:p>
          </table:table-cell>
          <table:table-cell office:value-type="float" office:value="783665.498" calcext:value-type="float">
            <text:p>783.665 </text:p>
          </table:table-cell>
          <table:table-cell office:value-type="float" office:value="2305226.632" calcext:value-type="float">
            <text:p>2.305.227 </text:p>
          </table:table-cell>
          <table:table-cell office:value-type="float" office:value="1158795.16" calcext:value-type="float">
            <text:p>1.158.795 </text:p>
          </table:table-cell>
          <table:table-cell office:value-type="float" office:value="4298824.266" calcext:value-type="float">
            <text:p>4.298.824 </text:p>
          </table:table-cell>
          <table:table-cell office:value-type="float" office:value="446857.754" calcext:value-type="float">
            <text:p>446.858 </text:p>
          </table:table-cell>
          <table:table-cell office:value-type="float" office:value="4745682.02" calcext:value-type="float">
            <text:p>4.745.682 </text:p>
          </table:table-cell>
          <table:table-cell office:value-type="float" office:value="180126" calcext:value-type="float">
            <text:p>180.126 </text:p>
          </table:table-cell>
          <table:table-cell office:value-type="float" office:value="26346.46" calcext:value-type="float">
            <text:p>26346,46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456" calcext:value-type="float">
            <text:p>3300456</text:p>
          </table:table-cell>
          <table:table-cell table:style-name="ce2" office:value-type="string" calcext:value-type="string">
            <text:p>Belford Roxo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2679.245" calcext:value-type="float">
            <text:p>2.679 </text:p>
          </table:table-cell>
          <table:table-cell office:value-type="float" office:value="988889.973" calcext:value-type="float">
            <text:p>988.890 </text:p>
          </table:table-cell>
          <table:table-cell office:value-type="float" office:value="3428106.831" calcext:value-type="float">
            <text:p>3.428.107 </text:p>
          </table:table-cell>
          <table:table-cell office:value-type="float" office:value="3073707.316" calcext:value-type="float">
            <text:p>3.073.707 </text:p>
          </table:table-cell>
          <table:table-cell office:value-type="float" office:value="7493383.365" calcext:value-type="float">
            <text:p>7.493.383 </text:p>
          </table:table-cell>
          <table:table-cell office:value-type="float" office:value="790665.418" calcext:value-type="float">
            <text:p>790.665 </text:p>
          </table:table-cell>
          <table:table-cell office:value-type="float" office:value="8284048.784" calcext:value-type="float">
            <text:p>8.284.049 </text:p>
          </table:table-cell>
          <table:table-cell office:value-type="float" office:value="494141" calcext:value-type="float">
            <text:p>494.141 </text:p>
          </table:table-cell>
          <table:table-cell office:value-type="float" office:value="16764.54" calcext:value-type="float">
            <text:p>16764,54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506" calcext:value-type="float">
            <text:p>3300506</text:p>
          </table:table-cell>
          <table:table-cell table:style-name="ce2" office:value-type="string" calcext:value-type="string">
            <text:p>Bom Jardim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7" calcext:value-type="float">
            <text:p>33007</text:p>
          </table:table-cell>
          <table:table-cell office:value-type="string" calcext:value-type="string">
            <text:p>Nova Friburg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67768.107" calcext:value-type="float">
            <text:p>67.768 </text:p>
          </table:table-cell>
          <table:table-cell office:value-type="float" office:value="133335.679" calcext:value-type="float">
            <text:p>133.336 </text:p>
          </table:table-cell>
          <table:table-cell office:value-type="float" office:value="234724.515" calcext:value-type="float">
            <text:p>234.725 </text:p>
          </table:table-cell>
          <table:table-cell office:value-type="float" office:value="187601.711" calcext:value-type="float">
            <text:p>187.602 </text:p>
          </table:table-cell>
          <table:table-cell office:value-type="float" office:value="623430.011" calcext:value-type="float">
            <text:p>623.430 </text:p>
          </table:table-cell>
          <table:table-cell office:value-type="float" office:value="55699.54" calcext:value-type="float">
            <text:p>55.700 </text:p>
          </table:table-cell>
          <table:table-cell office:value-type="float" office:value="679129.551" calcext:value-type="float">
            <text:p>679.130 </text:p>
          </table:table-cell>
          <table:table-cell office:value-type="float" office:value="26424" calcext:value-type="float">
            <text:p>26.424 </text:p>
          </table:table-cell>
          <table:table-cell office:value-type="float" office:value="25701.24" calcext:value-type="float">
            <text:p>25701,24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605" calcext:value-type="float">
            <text:p>3300605</text:p>
          </table:table-cell>
          <table:table-cell table:style-name="ce2" office:value-type="string" calcext:value-type="string">
            <text:p>Bom Jesus do Itabapoana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Itaperun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1" calcext:value-type="float">
            <text:p>330011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0605" calcext:value-type="float">
            <text:p>3300605</text:p>
          </table:table-cell>
          <table:table-cell office:value-type="string" calcext:value-type="string">
            <text:p>Bom Jesus do Itabapoana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Centro de Zona B</text:p>
          </table:table-cell>
          <table:table-cell office:value-type="string" calcext:value-type="string">
            <text:p>Centro de Zona</text:p>
          </table:table-cell>
          <table:table-cell office:value-type="string" calcext:value-type="string">
            <text:p>Não</text:p>
          </table:table-cell>
          <table:table-cell office:value-type="float" office:value="41471.847" calcext:value-type="float">
            <text:p>41.472 </text:p>
          </table:table-cell>
          <table:table-cell office:value-type="float" office:value="87191.255" calcext:value-type="float">
            <text:p>87.191 </text:p>
          </table:table-cell>
          <table:table-cell office:value-type="float" office:value="286702.233" calcext:value-type="float">
            <text:p>286.702 </text:p>
          </table:table-cell>
          <table:table-cell office:value-type="float" office:value="251984.548" calcext:value-type="float">
            <text:p>251.985 </text:p>
          </table:table-cell>
          <table:table-cell office:value-type="float" office:value="667349.883" calcext:value-type="float">
            <text:p>667.350 </text:p>
          </table:table-cell>
          <table:table-cell office:value-type="float" office:value="44485.695" calcext:value-type="float">
            <text:p>44.486 </text:p>
          </table:table-cell>
          <table:table-cell office:value-type="float" office:value="711835.578" calcext:value-type="float">
            <text:p>711.836 </text:p>
          </table:table-cell>
          <table:table-cell office:value-type="float" office:value="36031" calcext:value-type="float">
            <text:p>36.031 </text:p>
          </table:table-cell>
          <table:table-cell office:value-type="float" office:value="19756.2" calcext:value-type="float">
            <text:p>19756,2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Eletricidade e gás, água, esgoto, atividades de gestão de resíduos e descontamin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704" calcext:value-type="float">
            <text:p>3300704</text:p>
          </table:table-cell>
          <table:table-cell table:style-name="ce2" office:value-type="string" calcext:value-type="string">
            <text:p>Cabo Frio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Baixadas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Lago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13" calcext:value-type="float">
            <text:p>330013</text:p>
          </table:table-cell>
          <table:table-cell office:value-type="string" calcext:value-type="string">
            <text:p>Cabo Frio</text:p>
          </table:table-cell>
          <table:table-cell office:value-type="string" calcext:value-type="string">
            <text:p>Pol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0704" calcext:value-type="float">
            <text:p>3300704</text:p>
          </table:table-cell>
          <table:table-cell office:value-type="string" calcext:value-type="string">
            <text:p>Cabo Frio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0704" calcext:value-type="float">
            <text:p>3300704</text:p>
          </table:table-cell>
          <table:table-cell office:value-type="string" calcext:value-type="string">
            <text:p>Cabo Fri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Centro Subregional A</text:p>
          </table:table-cell>
          <table:table-cell office:value-type="string" calcext:value-type="string">
            <text:p>Centro Subregional</text:p>
          </table:table-cell>
          <table:table-cell office:value-type="string" calcext:value-type="string">
            <text:p>Não</text:p>
          </table:table-cell>
          <table:table-cell office:value-type="float" office:value="35870.863" calcext:value-type="float">
            <text:p>35.871 </text:p>
          </table:table-cell>
          <table:table-cell office:value-type="float" office:value="1913566.584" calcext:value-type="float">
            <text:p>1.913.567 </text:p>
          </table:table-cell>
          <table:table-cell office:value-type="float" office:value="3202120.632" calcext:value-type="float">
            <text:p>3.202.121 </text:p>
          </table:table-cell>
          <table:table-cell office:value-type="float" office:value="1721173.398" calcext:value-type="float">
            <text:p>1.721.173 </text:p>
          </table:table-cell>
          <table:table-cell office:value-type="float" office:value="6872731.477" calcext:value-type="float">
            <text:p>6.872.731 </text:p>
          </table:table-cell>
          <table:table-cell office:value-type="float" office:value="338634.12" calcext:value-type="float">
            <text:p>338.634 </text:p>
          </table:table-cell>
          <table:table-cell office:value-type="float" office:value="7211365.596" calcext:value-type="float">
            <text:p>7.211.366 </text:p>
          </table:table-cell>
          <table:table-cell office:value-type="float" office:value="212289" calcext:value-type="float">
            <text:p>212.289 </text:p>
          </table:table-cell>
          <table:table-cell office:value-type="float" office:value="33969.57" calcext:value-type="float">
            <text:p>33969,57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extrativ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803" calcext:value-type="float">
            <text:p>3300803</text:p>
          </table:table-cell>
          <table:table-cell table:style-name="ce2" office:value-type="string" calcext:value-type="string">
            <text:p>Cachoeiras de Macacu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6" calcext:value-type="float">
            <text:p>33016</text:p>
          </table:table-cell>
          <table:table-cell office:value-type="string" calcext:value-type="string">
            <text:p>Macacu-Caceribu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3" calcext:value-type="float">
            <text:p>330003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50383.674" calcext:value-type="float">
            <text:p>50.384 </text:p>
          </table:table-cell>
          <table:table-cell office:value-type="float" office:value="163464.101" calcext:value-type="float">
            <text:p>163.464 </text:p>
          </table:table-cell>
          <table:table-cell office:value-type="float" office:value="318303.492" calcext:value-type="float">
            <text:p>318.303 </text:p>
          </table:table-cell>
          <table:table-cell office:value-type="float" office:value="403852.829" calcext:value-type="float">
            <text:p>403.853 </text:p>
          </table:table-cell>
          <table:table-cell office:value-type="float" office:value="936004.096" calcext:value-type="float">
            <text:p>936.004 </text:p>
          </table:table-cell>
          <table:table-cell office:value-type="float" office:value="107065.133" calcext:value-type="float">
            <text:p>107.065 </text:p>
          </table:table-cell>
          <table:table-cell office:value-type="float" office:value="1043069.228" calcext:value-type="float">
            <text:p>1.043.069 </text:p>
          </table:table-cell>
          <table:table-cell office:value-type="float" office:value="56603" calcext:value-type="float">
            <text:p>56.603 </text:p>
          </table:table-cell>
          <table:table-cell office:value-type="float" office:value="18427.81" calcext:value-type="float">
            <text:p>18427,81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902" calcext:value-type="float">
            <text:p>3300902</text:p>
          </table:table-cell>
          <table:table-cell table:style-name="ce2" office:value-type="string" calcext:value-type="string">
            <text:p>Cambuci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2" calcext:value-type="float">
            <text:p>33002</text:p>
          </table:table-cell>
          <table:table-cell office:value-type="string" calcext:value-type="string">
            <text:p>Santo Antônio de Pádu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2" calcext:value-type="float">
            <text:p>330012</text:p>
          </table:table-cell>
          <table:table-cell office:value-type="string" calcext:value-type="string">
            <text:p>Santo Antônio de Pádua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64949.204" calcext:value-type="float">
            <text:p>64.949 </text:p>
          </table:table-cell>
          <table:table-cell office:value-type="float" office:value="35555.751" calcext:value-type="float">
            <text:p>35.556 </text:p>
          </table:table-cell>
          <table:table-cell office:value-type="float" office:value="92369.075" calcext:value-type="float">
            <text:p>92.369 </text:p>
          </table:table-cell>
          <table:table-cell office:value-type="float" office:value="112104.759" calcext:value-type="float">
            <text:p>112.105 </text:p>
          </table:table-cell>
          <table:table-cell office:value-type="float" office:value="304978.789" calcext:value-type="float">
            <text:p>304.979 </text:p>
          </table:table-cell>
          <table:table-cell office:value-type="float" office:value="29365.048" calcext:value-type="float">
            <text:p>29.365 </text:p>
          </table:table-cell>
          <table:table-cell office:value-type="float" office:value="334343.837" calcext:value-type="float">
            <text:p>334.344 </text:p>
          </table:table-cell>
          <table:table-cell office:value-type="float" office:value="14824" calcext:value-type="float">
            <text:p>14.824 </text:p>
          </table:table-cell>
          <table:table-cell office:value-type="float" office:value="22554.23" calcext:value-type="float">
            <text:p>22554,23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gricultura, inclusive apoio à agricultura e a pós colheit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936" calcext:value-type="float">
            <text:p>3300936</text:p>
          </table:table-cell>
          <table:table-cell table:style-name="ce2" office:value-type="string" calcext:value-type="string">
            <text:p>Carapebus</text:p>
          </table:table-cell>
          <table:table-cell/>
          <table:table-cell office:value-type="float" office:value="3302" calcext:value-type="float">
            <text:p>3302</text:p>
          </table:table-cell>
          <table:table-cell office:value-type="string" calcext:value-type="string">
            <text:p>Norte Fluminense</text:p>
          </table:table-cell>
          <table:table-cell office:value-type="float" office:value="33004" calcext:value-type="float">
            <text:p>33004</text:p>
          </table:table-cell>
          <table:table-cell office:value-type="string" calcext:value-type="string">
            <text:p>Macaé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4" calcext:value-type="float">
            <text:p>330014</text:p>
          </table:table-cell>
          <table:table-cell office:value-type="string" calcext:value-type="string">
            <text:p>Macaé - Rio das Ostras</text:p>
          </table:table-cell>
          <table:table-cell office:value-type="string" calcext:value-type="string">
            <text:p>do Entorn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2403" calcext:value-type="float">
            <text:p>3302403</text:p>
          </table:table-cell>
          <table:table-cell office:value-type="string" calcext:value-type="string">
            <text:p>Macaé - Rio das Ostras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2403" calcext:value-type="float">
            <text:p>3302403</text:p>
          </table:table-cell>
          <table:table-cell office:value-type="string" calcext:value-type="string">
            <text:p>Macaé - Rio das Ostras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8648.923" calcext:value-type="float">
            <text:p>8.649 </text:p>
          </table:table-cell>
          <table:table-cell office:value-type="float" office:value="57331.805" calcext:value-type="float">
            <text:p>57.332 </text:p>
          </table:table-cell>
          <table:table-cell office:value-type="float" office:value="88440.648" calcext:value-type="float">
            <text:p>88.441 </text:p>
          </table:table-cell>
          <table:table-cell office:value-type="float" office:value="137850.621" calcext:value-type="float">
            <text:p>137.851 </text:p>
          </table:table-cell>
          <table:table-cell office:value-type="float" office:value="292271.997" calcext:value-type="float">
            <text:p>292.272 </text:p>
          </table:table-cell>
          <table:table-cell office:value-type="float" office:value="11032.453" calcext:value-type="float">
            <text:p>11.032 </text:p>
          </table:table-cell>
          <table:table-cell office:value-type="float" office:value="303304.45" calcext:value-type="float">
            <text:p>303.304 </text:p>
          </table:table-cell>
          <table:table-cell office:value-type="float" office:value="15293" calcext:value-type="float">
            <text:p>15.293 </text:p>
          </table:table-cell>
          <table:table-cell office:value-type="float" office:value="19832.89" calcext:value-type="float">
            <text:p>19832,89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extrativ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0951" calcext:value-type="float">
            <text:p>3300951</text:p>
          </table:table-cell>
          <table:table-cell table:style-name="ce2" office:value-type="string" calcext:value-type="string">
            <text:p>Comendador Levy Gasparian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Três Rios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Região Rural da Capital Regional de Juiz de Fora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09" calcext:value-type="float">
            <text:p>330009</text:p>
          </table:table-cell>
          <table:table-cell office:value-type="string" calcext:value-type="string">
            <text:p>Três Rios - Paraíba do Sul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6008" calcext:value-type="float">
            <text:p>3306008</text:p>
          </table:table-cell>
          <table:table-cell office:value-type="string" calcext:value-type="string">
            <text:p>Três Rios - Paraíba do Sul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6008" calcext:value-type="float">
            <text:p>3306008</text:p>
          </table:table-cell>
          <table:table-cell office:value-type="string" calcext:value-type="string">
            <text:p>Três Rios - Paraíba do Sul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4278.203" calcext:value-type="float">
            <text:p>4.278 </text:p>
          </table:table-cell>
          <table:table-cell office:value-type="float" office:value="151761.643" calcext:value-type="float">
            <text:p>151.762 </text:p>
          </table:table-cell>
          <table:table-cell office:value-type="float" office:value="89357.577" calcext:value-type="float">
            <text:p>89.358 </text:p>
          </table:table-cell>
          <table:table-cell office:value-type="float" office:value="71923.796" calcext:value-type="float">
            <text:p>71.924 </text:p>
          </table:table-cell>
          <table:table-cell office:value-type="float" office:value="317321.219" calcext:value-type="float">
            <text:p>317.321 </text:p>
          </table:table-cell>
          <table:table-cell office:value-type="float" office:value="32328.089" calcext:value-type="float">
            <text:p>32.328 </text:p>
          </table:table-cell>
          <table:table-cell office:value-type="float" office:value="349649.308" calcext:value-type="float">
            <text:p>349.649 </text:p>
          </table:table-cell>
          <table:table-cell office:value-type="float" office:value="8255" calcext:value-type="float">
            <text:p>8.255 </text:p>
          </table:table-cell>
          <table:table-cell office:value-type="float" office:value="42356.06" calcext:value-type="float">
            <text:p>42356,06</text:p>
          </table:table-cell>
          <table:table-cell office:value-type="string" calcext:value-type="string">
            <text:p>Eletricidade e gás, água, esgoto, atividades de gestão de resíduos e descontaminação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009" calcext:value-type="float">
            <text:p>3301009</text:p>
          </table:table-cell>
          <table:table-cell table:style-name="ce2" office:value-type="string" calcext:value-type="string">
            <text:p>Campos dos Goytacazes</text:p>
          </table:table-cell>
          <table:table-cell/>
          <table:table-cell office:value-type="float" office:value="3302" calcext:value-type="float">
            <text:p>3302</text:p>
          </table:table-cell>
          <table:table-cell office:value-type="string" calcext:value-type="string">
            <text:p>Norte Fluminense</text:p>
          </table:table-cell>
          <table:table-cell office:value-type="float" office:value="33003" calcext:value-type="float">
            <text:p>33003</text:p>
          </table:table-cell>
          <table:table-cell office:value-type="string" calcext:value-type="string">
            <text:p>Campos dos Goytacazes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0" calcext:value-type="float">
            <text:p>330010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Pol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Pol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1009" calcext:value-type="float">
            <text:p>3301009</text:p>
          </table:table-cell>
          <table:table-cell office:value-type="string" calcext:value-type="string">
            <text:p>Campos dos Goytacazes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1009" calcext:value-type="float">
            <text:p>3301009</text:p>
          </table:table-cell>
          <table:table-cell office:value-type="string" calcext:value-type="string">
            <text:p>Campos dos Goytacazes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Núcleo de Capital Regional C</text:p>
          </table:table-cell>
          <table:table-cell office:value-type="string" calcext:value-type="string">
            <text:p>Capital Regional</text:p>
          </table:table-cell>
          <table:table-cell office:value-type="string" calcext:value-type="string">
            <text:p>Não</text:p>
          </table:table-cell>
          <table:table-cell office:value-type="float" office:value="186273.408" calcext:value-type="float">
            <text:p>186.273 </text:p>
          </table:table-cell>
          <table:table-cell office:value-type="float" office:value="5167895.514" calcext:value-type="float">
            <text:p>5.167.896 </text:p>
          </table:table-cell>
          <table:table-cell office:value-type="float" office:value="7440673.231" calcext:value-type="float">
            <text:p>7.440.673 </text:p>
          </table:table-cell>
          <table:table-cell office:value-type="float" office:value="3631678.539" calcext:value-type="float">
            <text:p>3.631.679 </text:p>
          </table:table-cell>
          <table:table-cell office:value-type="float" office:value="16426520.692" calcext:value-type="float">
            <text:p>16.426.521 </text:p>
          </table:table-cell>
          <table:table-cell office:value-type="float" office:value="856861.164" calcext:value-type="float">
            <text:p>856.861 </text:p>
          </table:table-cell>
          <table:table-cell office:value-type="float" office:value="17283381.856" calcext:value-type="float">
            <text:p>17.283.382 </text:p>
          </table:table-cell>
          <table:table-cell office:value-type="float" office:value="487186" calcext:value-type="float">
            <text:p>487.186 </text:p>
          </table:table-cell>
          <table:table-cell office:value-type="float" office:value="35475.94" calcext:value-type="float">
            <text:p>35475,94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extrativa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108" calcext:value-type="float">
            <text:p>3301108</text:p>
          </table:table-cell>
          <table:table-cell table:style-name="ce2" office:value-type="string" calcext:value-type="string">
            <text:p>Cantagalo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6" calcext:value-type="float">
            <text:p>33006</text:p>
          </table:table-cell>
          <table:table-cell office:value-type="string" calcext:value-type="string">
            <text:p>Cantagalo-Cord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1504" calcext:value-type="float">
            <text:p>3301504</text:p>
          </table:table-cell>
          <table:table-cell office:value-type="string" calcext:value-type="string">
            <text:p>Cordeiro - Cantagalo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5074.609" calcext:value-type="float">
            <text:p>25.075 </text:p>
          </table:table-cell>
          <table:table-cell office:value-type="float" office:value="376552.986" calcext:value-type="float">
            <text:p>376.553 </text:p>
          </table:table-cell>
          <table:table-cell office:value-type="float" office:value="259636.203" calcext:value-type="float">
            <text:p>259.636 </text:p>
          </table:table-cell>
          <table:table-cell office:value-type="float" office:value="159655.136" calcext:value-type="float">
            <text:p>159.655 </text:p>
          </table:table-cell>
          <table:table-cell office:value-type="float" office:value="820918.934" calcext:value-type="float">
            <text:p>820.919 </text:p>
          </table:table-cell>
          <table:table-cell office:value-type="float" office:value="45013.307" calcext:value-type="float">
            <text:p>45.013 </text:p>
          </table:table-cell>
          <table:table-cell office:value-type="float" office:value="865932.241" calcext:value-type="float">
            <text:p>865.932 </text:p>
          </table:table-cell>
          <table:table-cell office:value-type="float" office:value="19727" calcext:value-type="float">
            <text:p>19.727 </text:p>
          </table:table-cell>
          <table:table-cell office:value-type="float" office:value="43895.79" calcext:value-type="float">
            <text:p>43895,79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157" calcext:value-type="float">
            <text:p>3301157</text:p>
          </table:table-cell>
          <table:table-cell table:style-name="ce2" office:value-type="string" calcext:value-type="string">
            <text:p>Cardoso Moreira</text:p>
          </table:table-cell>
          <table:table-cell/>
          <table:table-cell office:value-type="float" office:value="3302" calcext:value-type="float">
            <text:p>3302</text:p>
          </table:table-cell>
          <table:table-cell office:value-type="string" calcext:value-type="string">
            <text:p>Norte Fluminense</text:p>
          </table:table-cell>
          <table:table-cell office:value-type="float" office:value="33003" calcext:value-type="float">
            <text:p>33003</text:p>
          </table:table-cell>
          <table:table-cell office:value-type="string" calcext:value-type="string">
            <text:p>Campos dos Goytacazes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0" calcext:value-type="float">
            <text:p>330010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8840.139" calcext:value-type="float">
            <text:p>18.840 </text:p>
          </table:table-cell>
          <table:table-cell office:value-type="float" office:value="97519.398" calcext:value-type="float">
            <text:p>97.519 </text:p>
          </table:table-cell>
          <table:table-cell office:value-type="float" office:value="96090.087" calcext:value-type="float">
            <text:p>96.090 </text:p>
          </table:table-cell>
          <table:table-cell office:value-type="float" office:value="105662.546" calcext:value-type="float">
            <text:p>105.663 </text:p>
          </table:table-cell>
          <table:table-cell office:value-type="float" office:value="318112.17" calcext:value-type="float">
            <text:p>318.112 </text:p>
          </table:table-cell>
          <table:table-cell office:value-type="float" office:value="12900.489" calcext:value-type="float">
            <text:p>12.900 </text:p>
          </table:table-cell>
          <table:table-cell office:value-type="float" office:value="331012.659" calcext:value-type="float">
            <text:p>331.013 </text:p>
          </table:table-cell>
          <table:table-cell office:value-type="float" office:value="12538" calcext:value-type="float">
            <text:p>12.538 </text:p>
          </table:table-cell>
          <table:table-cell office:value-type="float" office:value="26400.75" calcext:value-type="float">
            <text:p>26400,75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extrativ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207" calcext:value-type="float">
            <text:p>3301207</text:p>
          </table:table-cell>
          <table:table-cell table:style-name="ce2" office:value-type="string" calcext:value-type="string">
            <text:p>Carmo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6" calcext:value-type="float">
            <text:p>33006</text:p>
          </table:table-cell>
          <table:table-cell office:value-type="string" calcext:value-type="string">
            <text:p>Cantagalo-Cordeiro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Região Rural da Capital Regional de Juiz de Fora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6802.627" calcext:value-type="float">
            <text:p>16.803 </text:p>
          </table:table-cell>
          <table:table-cell office:value-type="float" office:value="145764.881" calcext:value-type="float">
            <text:p>145.765 </text:p>
          </table:table-cell>
          <table:table-cell office:value-type="float" office:value="122946.976" calcext:value-type="float">
            <text:p>122.947 </text:p>
          </table:table-cell>
          <table:table-cell office:value-type="float" office:value="138912.139" calcext:value-type="float">
            <text:p>138.912 </text:p>
          </table:table-cell>
          <table:table-cell office:value-type="float" office:value="424426.624" calcext:value-type="float">
            <text:p>424.427 </text:p>
          </table:table-cell>
          <table:table-cell office:value-type="float" office:value="42433.637" calcext:value-type="float">
            <text:p>42.434 </text:p>
          </table:table-cell>
          <table:table-cell office:value-type="float" office:value="466860.26" calcext:value-type="float">
            <text:p>466.860 </text:p>
          </table:table-cell>
          <table:table-cell office:value-type="float" office:value="18322" calcext:value-type="float">
            <text:p>18.322 </text:p>
          </table:table-cell>
          <table:table-cell office:value-type="float" office:value="25480.86" calcext:value-type="float">
            <text:p>25480,86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Eletricidade e gás, água, esgoto, atividades de gestão de resíduos e descontaminação</text:p>
          </table:table-cell>
          <table:table-cell office:value-type="string" calcext:value-type="string">
            <text:p>Demais serviço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306" calcext:value-type="float">
            <text:p>3301306</text:p>
          </table:table-cell>
          <table:table-cell table:style-name="ce2" office:value-type="string" calcext:value-type="string">
            <text:p>Casimiro de Abreu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Baixadas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Bacia de São Joã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14" calcext:value-type="float">
            <text:p>330014</text:p>
          </table:table-cell>
          <table:table-cell office:value-type="string" calcext:value-type="string">
            <text:p>Macaé - Rio das Ostras</text:p>
          </table:table-cell>
          <table:table-cell office:value-type="string" calcext:value-type="string">
            <text:p>do Entorn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2403" calcext:value-type="float">
            <text:p>3302403</text:p>
          </table:table-cell>
          <table:table-cell office:value-type="string" calcext:value-type="string">
            <text:p>Macaé - Rio das Ostras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2403" calcext:value-type="float">
            <text:p>3302403</text:p>
          </table:table-cell>
          <table:table-cell office:value-type="string" calcext:value-type="string">
            <text:p>Macaé - Rio das Ostras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9537.304" calcext:value-type="float">
            <text:p>9.537 </text:p>
          </table:table-cell>
          <table:table-cell office:value-type="float" office:value="292839.064" calcext:value-type="float">
            <text:p>292.839 </text:p>
          </table:table-cell>
          <table:table-cell office:value-type="float" office:value="448073.599" calcext:value-type="float">
            <text:p>448.074 </text:p>
          </table:table-cell>
          <table:table-cell office:value-type="float" office:value="339001.716" calcext:value-type="float">
            <text:p>339.002 </text:p>
          </table:table-cell>
          <table:table-cell office:value-type="float" office:value="1089451.683" calcext:value-type="float">
            <text:p>1.089.452 </text:p>
          </table:table-cell>
          <table:table-cell office:value-type="float" office:value="51379.368" calcext:value-type="float">
            <text:p>51.379 </text:p>
          </table:table-cell>
          <table:table-cell office:value-type="float" office:value="1140831.051" calcext:value-type="float">
            <text:p>1.140.831 </text:p>
          </table:table-cell>
          <table:table-cell office:value-type="float" office:value="41167" calcext:value-type="float">
            <text:p>41.167 </text:p>
          </table:table-cell>
          <table:table-cell office:value-type="float" office:value="27712.27" calcext:value-type="float">
            <text:p>27712,27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extrativ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405" calcext:value-type="float">
            <text:p>3301405</text:p>
          </table:table-cell>
          <table:table-cell table:style-name="ce2" office:value-type="string" calcext:value-type="string">
            <text:p>Conceição de Macabu</text:p>
          </table:table-cell>
          <table:table-cell/>
          <table:table-cell office:value-type="float" office:value="3302" calcext:value-type="float">
            <text:p>3302</text:p>
          </table:table-cell>
          <table:table-cell office:value-type="string" calcext:value-type="string">
            <text:p>Norte Fluminense</text:p>
          </table:table-cell>
          <table:table-cell office:value-type="float" office:value="33004" calcext:value-type="float">
            <text:p>33004</text:p>
          </table:table-cell>
          <table:table-cell office:value-type="string" calcext:value-type="string">
            <text:p>Macaé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14" calcext:value-type="float">
            <text:p>330014</text:p>
          </table:table-cell>
          <table:table-cell office:value-type="string" calcext:value-type="string">
            <text:p>Macaé - Rio das Ostras</text:p>
          </table:table-cell>
          <table:table-cell office:value-type="string" calcext:value-type="string">
            <text:p>do Entorn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2403" calcext:value-type="float">
            <text:p>3302403</text:p>
          </table:table-cell>
          <table:table-cell office:value-type="string" calcext:value-type="string">
            <text:p>Macaé - Rio das Ostras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2403" calcext:value-type="float">
            <text:p>3302403</text:p>
          </table:table-cell>
          <table:table-cell office:value-type="string" calcext:value-type="string">
            <text:p>Macaé - Rio das Ostras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1464.645" calcext:value-type="float">
            <text:p>11.465 </text:p>
          </table:table-cell>
          <table:table-cell office:value-type="float" office:value="14184.478" calcext:value-type="float">
            <text:p>14.184 </text:p>
          </table:table-cell>
          <table:table-cell office:value-type="float" office:value="124508.172" calcext:value-type="float">
            <text:p>124.508 </text:p>
          </table:table-cell>
          <table:table-cell office:value-type="float" office:value="165404.804" calcext:value-type="float">
            <text:p>165.405 </text:p>
          </table:table-cell>
          <table:table-cell office:value-type="float" office:value="315562.098" calcext:value-type="float">
            <text:p>315.562 </text:p>
          </table:table-cell>
          <table:table-cell office:value-type="float" office:value="17143.111" calcext:value-type="float">
            <text:p>17.143 </text:p>
          </table:table-cell>
          <table:table-cell office:value-type="float" office:value="332705.209" calcext:value-type="float">
            <text:p>332.705 </text:p>
          </table:table-cell>
          <table:table-cell office:value-type="float" office:value="22315" calcext:value-type="float">
            <text:p>22.315 </text:p>
          </table:table-cell>
          <table:table-cell office:value-type="float" office:value="14909.49" calcext:value-type="float">
            <text:p>14909,49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504" calcext:value-type="float">
            <text:p>3301504</text:p>
          </table:table-cell>
          <table:table-cell table:style-name="ce2" office:value-type="string" calcext:value-type="string">
            <text:p>Cordeiro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6" calcext:value-type="float">
            <text:p>33006</text:p>
          </table:table-cell>
          <table:table-cell office:value-type="string" calcext:value-type="string">
            <text:p>Cantagalo-Cord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1504" calcext:value-type="float">
            <text:p>3301504</text:p>
          </table:table-cell>
          <table:table-cell office:value-type="string" calcext:value-type="string">
            <text:p>Cordeiro - Cantagalo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4885.022" calcext:value-type="float">
            <text:p>4.885 </text:p>
          </table:table-cell>
          <table:table-cell office:value-type="float" office:value="36075.073" calcext:value-type="float">
            <text:p>36.075 </text:p>
          </table:table-cell>
          <table:table-cell office:value-type="float" office:value="145128.419" calcext:value-type="float">
            <text:p>145.128 </text:p>
          </table:table-cell>
          <table:table-cell office:value-type="float" office:value="144449.6" calcext:value-type="float">
            <text:p>144.450 </text:p>
          </table:table-cell>
          <table:table-cell office:value-type="float" office:value="330538.115" calcext:value-type="float">
            <text:p>330.538 </text:p>
          </table:table-cell>
          <table:table-cell office:value-type="float" office:value="15721.109" calcext:value-type="float">
            <text:p>15.721 </text:p>
          </table:table-cell>
          <table:table-cell office:value-type="float" office:value="346259.224" calcext:value-type="float">
            <text:p>346.259 </text:p>
          </table:table-cell>
          <table:table-cell office:value-type="float" office:value="21158" calcext:value-type="float">
            <text:p>21.158 </text:p>
          </table:table-cell>
          <table:table-cell office:value-type="float" office:value="16365.4" calcext:value-type="float">
            <text:p>16365,4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603" calcext:value-type="float">
            <text:p>3301603</text:p>
          </table:table-cell>
          <table:table-cell table:style-name="ce2" office:value-type="string" calcext:value-type="string">
            <text:p>Duas Barras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7" calcext:value-type="float">
            <text:p>33007</text:p>
          </table:table-cell>
          <table:table-cell office:value-type="string" calcext:value-type="string">
            <text:p>Nova Friburg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53538.232" calcext:value-type="float">
            <text:p>53.538 </text:p>
          </table:table-cell>
          <table:table-cell office:value-type="float" office:value="16606.63" calcext:value-type="float">
            <text:p>16.607 </text:p>
          </table:table-cell>
          <table:table-cell office:value-type="float" office:value="52251.285" calcext:value-type="float">
            <text:p>52.251 </text:p>
          </table:table-cell>
          <table:table-cell office:value-type="float" office:value="92032.78" calcext:value-type="float">
            <text:p>92.033 </text:p>
          </table:table-cell>
          <table:table-cell office:value-type="float" office:value="214428.928" calcext:value-type="float">
            <text:p>214.429 </text:p>
          </table:table-cell>
          <table:table-cell office:value-type="float" office:value="19385.69" calcext:value-type="float">
            <text:p>19.386 </text:p>
          </table:table-cell>
          <table:table-cell office:value-type="float" office:value="233814.617" calcext:value-type="float">
            <text:p>233.815 </text:p>
          </table:table-cell>
          <table:table-cell office:value-type="float" office:value="11145" calcext:value-type="float">
            <text:p>11.145 </text:p>
          </table:table-cell>
          <table:table-cell office:value-type="float" office:value="20979.33" calcext:value-type="float">
            <text:p>20979,33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Pecuária, inclusive apoio à pecuári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702" calcext:value-type="float">
            <text:p>3301702</text:p>
          </table:table-cell>
          <table:table-cell table:style-name="ce2" office:value-type="string" calcext:value-type="string">
            <text:p>Duque de Caxias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13548.335" calcext:value-type="float">
            <text:p>13.548 </text:p>
          </table:table-cell>
          <table:table-cell office:value-type="float" office:value="10649907.055" calcext:value-type="float">
            <text:p>10.649.907 </text:p>
          </table:table-cell>
          <table:table-cell office:value-type="float" office:value="17891891.877" calcext:value-type="float">
            <text:p>17.891.892 </text:p>
          </table:table-cell>
          <table:table-cell office:value-type="float" office:value="6404256.492" calcext:value-type="float">
            <text:p>6.404.256 </text:p>
          </table:table-cell>
          <table:table-cell office:value-type="float" office:value="34959603.758" calcext:value-type="float">
            <text:p>34.959.604 </text:p>
          </table:table-cell>
          <table:table-cell office:value-type="float" office:value="4898138.628" calcext:value-type="float">
            <text:p>4.898.139 </text:p>
          </table:table-cell>
          <table:table-cell office:value-type="float" office:value="39857742.386" calcext:value-type="float">
            <text:p>39.857.742 </text:p>
          </table:table-cell>
          <table:table-cell office:value-type="float" office:value="886917" calcext:value-type="float">
            <text:p>886.917 </text:p>
          </table:table-cell>
          <table:table-cell office:value-type="float" office:value="44939.65" calcext:value-type="float">
            <text:p>44939,65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801" calcext:value-type="float">
            <text:p>3301801</text:p>
          </table:table-cell>
          <table:table-cell table:style-name="ce2" office:value-type="string" calcext:value-type="string">
            <text:p>Engenheiro Paulo de Frontin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4" calcext:value-type="float">
            <text:p>33014</text:p>
          </table:table-cell>
          <table:table-cell office:value-type="string" calcext:value-type="string">
            <text:p>Vassoura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4" calcext:value-type="float">
            <text:p>330004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2809" calcext:value-type="float">
            <text:p>3302809</text:p>
          </table:table-cell>
          <table:table-cell office:value-type="string" calcext:value-type="string">
            <text:p>Mendes - Engenheiro Paulo de Frontin/RJ</text:p>
          </table:table-cell>
          <table:table-cell office:value-type="string" calcext:value-type="string">
            <text:p>Intermediário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5824.829" calcext:value-type="float">
            <text:p>25.825 </text:p>
          </table:table-cell>
          <table:table-cell office:value-type="float" office:value="23700.204" calcext:value-type="float">
            <text:p>23.700 </text:p>
          </table:table-cell>
          <table:table-cell office:value-type="float" office:value="81227.596" calcext:value-type="float">
            <text:p>81.228 </text:p>
          </table:table-cell>
          <table:table-cell office:value-type="float" office:value="112498.532" calcext:value-type="float">
            <text:p>112.499 </text:p>
          </table:table-cell>
          <table:table-cell office:value-type="float" office:value="243251.161" calcext:value-type="float">
            <text:p>243.251 </text:p>
          </table:table-cell>
          <table:table-cell office:value-type="float" office:value="16328.955" calcext:value-type="float">
            <text:p>16.329 </text:p>
          </table:table-cell>
          <table:table-cell office:value-type="float" office:value="259580.115" calcext:value-type="float">
            <text:p>259.580 </text:p>
          </table:table-cell>
          <table:table-cell office:value-type="float" office:value="13521" calcext:value-type="float">
            <text:p>13.521 </text:p>
          </table:table-cell>
          <table:table-cell office:value-type="float" office:value="19198.29" calcext:value-type="float">
            <text:p>19198,29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Pecuária, inclusive apoio à pecuári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850" calcext:value-type="float">
            <text:p>3301850</text:p>
          </table:table-cell>
          <table:table-cell table:style-name="ce2" office:value-type="string" calcext:value-type="string">
            <text:p>Guapimirim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16390.6" calcext:value-type="float">
            <text:p>16.391 </text:p>
          </table:table-cell>
          <table:table-cell office:value-type="float" office:value="88105.509" calcext:value-type="float">
            <text:p>88.106 </text:p>
          </table:table-cell>
          <table:table-cell office:value-type="float" office:value="329883.096" calcext:value-type="float">
            <text:p>329.883 </text:p>
          </table:table-cell>
          <table:table-cell office:value-type="float" office:value="413453.378" calcext:value-type="float">
            <text:p>413.453 </text:p>
          </table:table-cell>
          <table:table-cell office:value-type="float" office:value="847832.583" calcext:value-type="float">
            <text:p>847.833 </text:p>
          </table:table-cell>
          <table:table-cell office:value-type="float" office:value="60850.017" calcext:value-type="float">
            <text:p>60.850 </text:p>
          </table:table-cell>
          <table:table-cell office:value-type="float" office:value="908682.599" calcext:value-type="float">
            <text:p>908.683 </text:p>
          </table:table-cell>
          <table:table-cell office:value-type="float" office:value="57105" calcext:value-type="float">
            <text:p>57.105 </text:p>
          </table:table-cell>
          <table:table-cell office:value-type="float" office:value="15912.49" calcext:value-type="float">
            <text:p>15912,49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876" calcext:value-type="float">
            <text:p>3301876</text:p>
          </table:table-cell>
          <table:table-cell table:style-name="ce2" office:value-type="string" calcext:value-type="string">
            <text:p>Iguaba Grande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Baixadas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Lago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13" calcext:value-type="float">
            <text:p>330013</text:p>
          </table:table-cell>
          <table:table-cell office:value-type="string" calcext:value-type="string">
            <text:p>Cabo Frio</text:p>
          </table:table-cell>
          <table:table-cell office:value-type="string" calcext:value-type="string">
            <text:p>do Entorn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0209" calcext:value-type="float">
            <text:p>3300209</text:p>
          </table:table-cell>
          <table:table-cell office:value-type="string" calcext:value-type="string">
            <text:p>Araruama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0209" calcext:value-type="float">
            <text:p>3300209</text:p>
          </table:table-cell>
          <table:table-cell office:value-type="string" calcext:value-type="string">
            <text:p>Araruama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872.621" calcext:value-type="float">
            <text:p>2.873 </text:p>
          </table:table-cell>
          <table:table-cell office:value-type="float" office:value="35895.63" calcext:value-type="float">
            <text:p>35.896 </text:p>
          </table:table-cell>
          <table:table-cell office:value-type="float" office:value="169977.753" calcext:value-type="float">
            <text:p>169.978 </text:p>
          </table:table-cell>
          <table:table-cell office:value-type="float" office:value="198551.926" calcext:value-type="float">
            <text:p>198.552 </text:p>
          </table:table-cell>
          <table:table-cell office:value-type="float" office:value="407297.93" calcext:value-type="float">
            <text:p>407.298 </text:p>
          </table:table-cell>
          <table:table-cell office:value-type="float" office:value="19627.91" calcext:value-type="float">
            <text:p>19.628 </text:p>
          </table:table-cell>
          <table:table-cell office:value-type="float" office:value="426925.84" calcext:value-type="float">
            <text:p>426.926 </text:p>
          </table:table-cell>
          <table:table-cell office:value-type="float" office:value="26430" calcext:value-type="float">
            <text:p>26.430 </text:p>
          </table:table-cell>
          <table:table-cell office:value-type="float" office:value="16153.08" calcext:value-type="float">
            <text:p>16153,08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Eletricidade e gás, água, esgoto, atividades de gestão de resíduos e descontamin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1900" calcext:value-type="float">
            <text:p>3301900</text:p>
          </table:table-cell>
          <table:table-cell table:style-name="ce2" office:value-type="string" calcext:value-type="string">
            <text:p>Itaboraí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10301.275" calcext:value-type="float">
            <text:p>10.301 </text:p>
          </table:table-cell>
          <table:table-cell office:value-type="float" office:value="574397.057" calcext:value-type="float">
            <text:p>574.397 </text:p>
          </table:table-cell>
          <table:table-cell office:value-type="float" office:value="1892996.922" calcext:value-type="float">
            <text:p>1.892.997 </text:p>
          </table:table-cell>
          <table:table-cell office:value-type="float" office:value="1543523.889" calcext:value-type="float">
            <text:p>1.543.524 </text:p>
          </table:table-cell>
          <table:table-cell office:value-type="float" office:value="4021219.143" calcext:value-type="float">
            <text:p>4.021.219 </text:p>
          </table:table-cell>
          <table:table-cell office:value-type="float" office:value="332357.267" calcext:value-type="float">
            <text:p>332.357 </text:p>
          </table:table-cell>
          <table:table-cell office:value-type="float" office:value="4353576.409" calcext:value-type="float">
            <text:p>4.353.576 </text:p>
          </table:table-cell>
          <table:table-cell office:value-type="float" office:value="230786" calcext:value-type="float">
            <text:p>230.786 </text:p>
          </table:table-cell>
          <table:table-cell office:value-type="float" office:value="18864.13" calcext:value-type="float">
            <text:p>18864,13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007" calcext:value-type="float">
            <text:p>3302007</text:p>
          </table:table-cell>
          <table:table-cell table:style-name="ce2" office:value-type="string" calcext:value-type="string">
            <text:p>Itaguaí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Itaguaí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14444.464" calcext:value-type="float">
            <text:p>14.444 </text:p>
          </table:table-cell>
          <table:table-cell office:value-type="float" office:value="755331.977" calcext:value-type="float">
            <text:p>755.332 </text:p>
          </table:table-cell>
          <table:table-cell office:value-type="float" office:value="5439117.216" calcext:value-type="float">
            <text:p>5.439.117 </text:p>
          </table:table-cell>
          <table:table-cell office:value-type="float" office:value="1082369.408" calcext:value-type="float">
            <text:p>1.082.369 </text:p>
          </table:table-cell>
          <table:table-cell office:value-type="float" office:value="7291263.065" calcext:value-type="float">
            <text:p>7.291.263 </text:p>
          </table:table-cell>
          <table:table-cell office:value-type="float" office:value="577337.859" calcext:value-type="float">
            <text:p>577.338 </text:p>
          </table:table-cell>
          <table:table-cell office:value-type="float" office:value="7868600.924" calcext:value-type="float">
            <text:p>7.868.601 </text:p>
          </table:table-cell>
          <table:table-cell office:value-type="float" office:value="120855" calcext:value-type="float">
            <text:p>120.855 </text:p>
          </table:table-cell>
          <table:table-cell office:value-type="float" office:value="65107.78" calcext:value-type="float">
            <text:p>65107,78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nstru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056" calcext:value-type="float">
            <text:p>3302056</text:p>
          </table:table-cell>
          <table:table-cell table:style-name="ce2" office:value-type="string" calcext:value-type="string">
            <text:p>Italva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Itaperun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0" calcext:value-type="float">
            <text:p>330010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0051.215" calcext:value-type="float">
            <text:p>20.051 </text:p>
          </table:table-cell>
          <table:table-cell office:value-type="float" office:value="75471.62" calcext:value-type="float">
            <text:p>75.472 </text:p>
          </table:table-cell>
          <table:table-cell office:value-type="float" office:value="110069.26" calcext:value-type="float">
            <text:p>110.069 </text:p>
          </table:table-cell>
          <table:table-cell office:value-type="float" office:value="112109.437" calcext:value-type="float">
            <text:p>112.109 </text:p>
          </table:table-cell>
          <table:table-cell office:value-type="float" office:value="317701.531" calcext:value-type="float">
            <text:p>317.702 </text:p>
          </table:table-cell>
          <table:table-cell office:value-type="float" office:value="13192.316" calcext:value-type="float">
            <text:p>13.192 </text:p>
          </table:table-cell>
          <table:table-cell office:value-type="float" office:value="330893.847" calcext:value-type="float">
            <text:p>330.894 </text:p>
          </table:table-cell>
          <table:table-cell office:value-type="float" office:value="14647" calcext:value-type="float">
            <text:p>14.647 </text:p>
          </table:table-cell>
          <table:table-cell office:value-type="float" office:value="22591.24" calcext:value-type="float">
            <text:p>22591,24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extrativ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106" calcext:value-type="float">
            <text:p>3302106</text:p>
          </table:table-cell>
          <table:table-cell table:style-name="ce2" office:value-type="string" calcext:value-type="string">
            <text:p>Itaocara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2" calcext:value-type="float">
            <text:p>33002</text:p>
          </table:table-cell>
          <table:table-cell office:value-type="string" calcext:value-type="string">
            <text:p>Santo Antônio de Pádu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2" calcext:value-type="float">
            <text:p>330012</text:p>
          </table:table-cell>
          <table:table-cell office:value-type="string" calcext:value-type="string">
            <text:p>Santo Antônio de Pádua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2106" calcext:value-type="float">
            <text:p>3302106</text:p>
          </table:table-cell>
          <table:table-cell office:value-type="string" calcext:value-type="string">
            <text:p>Itaocara/RJ</text:p>
          </table:table-cell>
          <table:table-cell office:value-type="string" calcext:value-type="string">
            <text:p>Intermediário Adjacente</text:p>
          </table:table-cell>
          <table:table-cell office:value-type="string" calcext:value-type="string">
            <text:p>Centro de Zona B</text:p>
          </table:table-cell>
          <table:table-cell office:value-type="string" calcext:value-type="string">
            <text:p>Centro de Zona</text:p>
          </table:table-cell>
          <table:table-cell office:value-type="string" calcext:value-type="string">
            <text:p>Não</text:p>
          </table:table-cell>
          <table:table-cell office:value-type="float" office:value="51252.692" calcext:value-type="float">
            <text:p>51.253 </text:p>
          </table:table-cell>
          <table:table-cell office:value-type="float" office:value="35890.545" calcext:value-type="float">
            <text:p>35.891 </text:p>
          </table:table-cell>
          <table:table-cell office:value-type="float" office:value="217907.946" calcext:value-type="float">
            <text:p>217.908 </text:p>
          </table:table-cell>
          <table:table-cell office:value-type="float" office:value="163683.482" calcext:value-type="float">
            <text:p>163.683 </text:p>
          </table:table-cell>
          <table:table-cell office:value-type="float" office:value="468734.667" calcext:value-type="float">
            <text:p>468.735 </text:p>
          </table:table-cell>
          <table:table-cell office:value-type="float" office:value="34085.647" calcext:value-type="float">
            <text:p>34.086 </text:p>
          </table:table-cell>
          <table:table-cell office:value-type="float" office:value="502820.313" calcext:value-type="float">
            <text:p>502.820 </text:p>
          </table:table-cell>
          <table:table-cell office:value-type="float" office:value="22736" calcext:value-type="float">
            <text:p>22.736 </text:p>
          </table:table-cell>
          <table:table-cell office:value-type="float" office:value="22115.6" calcext:value-type="float">
            <text:p>22115,6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205" calcext:value-type="float">
            <text:p>3302205</text:p>
          </table:table-cell>
          <table:table-cell table:style-name="ce2" office:value-type="string" calcext:value-type="string">
            <text:p>Itaperuna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Itaperun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1" calcext:value-type="float">
            <text:p>330011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Pol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Urbano</text:p>
          </table:table-cell>
          <table:table-cell office:value-type="string" calcext:value-type="string">
            <text:p>Centro Subregional A</text:p>
          </table:table-cell>
          <table:table-cell office:value-type="string" calcext:value-type="string">
            <text:p>Centro Subregional</text:p>
          </table:table-cell>
          <table:table-cell office:value-type="string" calcext:value-type="string">
            <text:p>Não</text:p>
          </table:table-cell>
          <table:table-cell office:value-type="float" office:value="65021.133" calcext:value-type="float">
            <text:p>65.021 </text:p>
          </table:table-cell>
          <table:table-cell office:value-type="float" office:value="368218.407" calcext:value-type="float">
            <text:p>368.218 </text:p>
          </table:table-cell>
          <table:table-cell office:value-type="float" office:value="1308542.025" calcext:value-type="float">
            <text:p>1.308.542 </text:p>
          </table:table-cell>
          <table:table-cell office:value-type="float" office:value="651893.093" calcext:value-type="float">
            <text:p>651.893 </text:p>
          </table:table-cell>
          <table:table-cell office:value-type="float" office:value="2393674.658" calcext:value-type="float">
            <text:p>2.393.675 </text:p>
          </table:table-cell>
          <table:table-cell office:value-type="float" office:value="192233.093" calcext:value-type="float">
            <text:p>192.233 </text:p>
          </table:table-cell>
          <table:table-cell office:value-type="float" office:value="2585907.751" calcext:value-type="float">
            <text:p>2.585.908 </text:p>
          </table:table-cell>
          <table:table-cell office:value-type="float" office:value="99504" calcext:value-type="float">
            <text:p>99.504 </text:p>
          </table:table-cell>
          <table:table-cell office:value-type="float" office:value="25987.98" calcext:value-type="float">
            <text:p>25987,98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254" calcext:value-type="float">
            <text:p>3302254</text:p>
          </table:table-cell>
          <table:table-cell table:style-name="ce2" office:value-type="string" calcext:value-type="string">
            <text:p>Itatiaia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Vale do Paraíba Fluminens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5" calcext:value-type="float">
            <text:p>330005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201" calcext:value-type="float">
            <text:p>3304201</text:p>
          </table:table-cell>
          <table:table-cell office:value-type="string" calcext:value-type="string">
            <text:p>Resende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4201" calcext:value-type="float">
            <text:p>3304201</text:p>
          </table:table-cell>
          <table:table-cell office:value-type="string" calcext:value-type="string">
            <text:p>Resende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5054.521" calcext:value-type="float">
            <text:p>5.055 </text:p>
          </table:table-cell>
          <table:table-cell office:value-type="float" office:value="660565.068" calcext:value-type="float">
            <text:p>660.565 </text:p>
          </table:table-cell>
          <table:table-cell office:value-type="float" office:value="1757201.668" calcext:value-type="float">
            <text:p>1.757.202 </text:p>
          </table:table-cell>
          <table:table-cell office:value-type="float" office:value="266507.641" calcext:value-type="float">
            <text:p>266.508 </text:p>
          </table:table-cell>
          <table:table-cell office:value-type="float" office:value="2689328.898" calcext:value-type="float">
            <text:p>2.689.329 </text:p>
          </table:table-cell>
          <table:table-cell office:value-type="float" office:value="923567.305" calcext:value-type="float">
            <text:p>923.567 </text:p>
          </table:table-cell>
          <table:table-cell office:value-type="float" office:value="3612896.203" calcext:value-type="float">
            <text:p>3.612.896 </text:p>
          </table:table-cell>
          <table:table-cell office:value-type="float" office:value="30475" calcext:value-type="float">
            <text:p>30.475 </text:p>
          </table:table-cell>
          <table:table-cell office:value-type="float" office:value="118552.79" calcext:value-type="float">
            <text:p>118552,79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270" calcext:value-type="float">
            <text:p>3302270</text:p>
          </table:table-cell>
          <table:table-cell table:style-name="ce2" office:value-type="string" calcext:value-type="string">
            <text:p>Japeri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7725.742" calcext:value-type="float">
            <text:p>7.726 </text:p>
          </table:table-cell>
          <table:table-cell office:value-type="float" office:value="133350.127" calcext:value-type="float">
            <text:p>133.350 </text:p>
          </table:table-cell>
          <table:table-cell office:value-type="float" office:value="420982.381" calcext:value-type="float">
            <text:p>420.982 </text:p>
          </table:table-cell>
          <table:table-cell office:value-type="float" office:value="636777.168" calcext:value-type="float">
            <text:p>636.777 </text:p>
          </table:table-cell>
          <table:table-cell office:value-type="float" office:value="1198835.419" calcext:value-type="float">
            <text:p>1.198.835 </text:p>
          </table:table-cell>
          <table:table-cell office:value-type="float" office:value="95810.649" calcext:value-type="float">
            <text:p>95.811 </text:p>
          </table:table-cell>
          <table:table-cell office:value-type="float" office:value="1294646.068" calcext:value-type="float">
            <text:p>1.294.646 </text:p>
          </table:table-cell>
          <table:table-cell office:value-type="float" office:value="100562" calcext:value-type="float">
            <text:p>100.562 </text:p>
          </table:table-cell>
          <table:table-cell office:value-type="float" office:value="12874.11" calcext:value-type="float">
            <text:p>12874,11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304" calcext:value-type="float">
            <text:p>3302304</text:p>
          </table:table-cell>
          <table:table-cell table:style-name="ce2" office:value-type="string" calcext:value-type="string">
            <text:p>Laje do Muriaé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Itaperun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1" calcext:value-type="float">
            <text:p>330011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9179.907" calcext:value-type="float">
            <text:p>9.180 </text:p>
          </table:table-cell>
          <table:table-cell office:value-type="float" office:value="17806.63" calcext:value-type="float">
            <text:p>17.807 </text:p>
          </table:table-cell>
          <table:table-cell office:value-type="float" office:value="34992.843" calcext:value-type="float">
            <text:p>34.993 </text:p>
          </table:table-cell>
          <table:table-cell office:value-type="float" office:value="62864.118" calcext:value-type="float">
            <text:p>62.864 </text:p>
          </table:table-cell>
          <table:table-cell office:value-type="float" office:value="124843.498" calcext:value-type="float">
            <text:p>124.843 </text:p>
          </table:table-cell>
          <table:table-cell office:value-type="float" office:value="7677.805" calcext:value-type="float">
            <text:p>7.678 </text:p>
          </table:table-cell>
          <table:table-cell office:value-type="float" office:value="132521.303" calcext:value-type="float">
            <text:p>132.521 </text:p>
          </table:table-cell>
          <table:table-cell office:value-type="float" office:value="7257" calcext:value-type="float">
            <text:p>7.257 </text:p>
          </table:table-cell>
          <table:table-cell office:value-type="float" office:value="18261.17" calcext:value-type="float">
            <text:p>18261,17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403" calcext:value-type="float">
            <text:p>3302403</text:p>
          </table:table-cell>
          <table:table-cell table:style-name="ce2" office:value-type="string" calcext:value-type="string">
            <text:p>Macaé</text:p>
          </table:table-cell>
          <table:table-cell/>
          <table:table-cell office:value-type="float" office:value="3302" calcext:value-type="float">
            <text:p>3302</text:p>
          </table:table-cell>
          <table:table-cell office:value-type="string" calcext:value-type="string">
            <text:p>Norte Fluminense</text:p>
          </table:table-cell>
          <table:table-cell office:value-type="float" office:value="33004" calcext:value-type="float">
            <text:p>33004</text:p>
          </table:table-cell>
          <table:table-cell office:value-type="string" calcext:value-type="string">
            <text:p>Macaé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14" calcext:value-type="float">
            <text:p>330014</text:p>
          </table:table-cell>
          <table:table-cell office:value-type="string" calcext:value-type="string">
            <text:p>Macaé - Rio das Ostras</text:p>
          </table:table-cell>
          <table:table-cell office:value-type="string" calcext:value-type="string">
            <text:p>Pol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2403" calcext:value-type="float">
            <text:p>3302403</text:p>
          </table:table-cell>
          <table:table-cell office:value-type="string" calcext:value-type="string">
            <text:p>Macaé - Rio das Ostras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2403" calcext:value-type="float">
            <text:p>3302403</text:p>
          </table:table-cell>
          <table:table-cell office:value-type="string" calcext:value-type="string">
            <text:p>Macaé - Rio das Ostras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Centro Subregional A</text:p>
          </table:table-cell>
          <table:table-cell office:value-type="string" calcext:value-type="string">
            <text:p>Centro Subregional</text:p>
          </table:table-cell>
          <table:table-cell office:value-type="string" calcext:value-type="string">
            <text:p>Não</text:p>
          </table:table-cell>
          <table:table-cell office:value-type="float" office:value="51244.761" calcext:value-type="float">
            <text:p>51.245 </text:p>
          </table:table-cell>
          <table:table-cell office:value-type="float" office:value="4735683.911" calcext:value-type="float">
            <text:p>4.735.684 </text:p>
          </table:table-cell>
          <table:table-cell office:value-type="float" office:value="7232381.667" calcext:value-type="float">
            <text:p>7.232.382 </text:p>
          </table:table-cell>
          <table:table-cell office:value-type="float" office:value="2784801.342" calcext:value-type="float">
            <text:p>2.784.801 </text:p>
          </table:table-cell>
          <table:table-cell office:value-type="float" office:value="14804111.681" calcext:value-type="float">
            <text:p>14.804.112 </text:p>
          </table:table-cell>
          <table:table-cell office:value-type="float" office:value="2776064.397" calcext:value-type="float">
            <text:p>2.776.064 </text:p>
          </table:table-cell>
          <table:table-cell office:value-type="float" office:value="17580176.078" calcext:value-type="float">
            <text:p>17.580.176 </text:p>
          </table:table-cell>
          <table:table-cell office:value-type="float" office:value="239471" calcext:value-type="float">
            <text:p>239.471 </text:p>
          </table:table-cell>
          <table:table-cell office:value-type="float" office:value="73412.55" calcext:value-type="float">
            <text:p>73412,55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nstru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452" calcext:value-type="float">
            <text:p>3302452</text:p>
          </table:table-cell>
          <table:table-cell table:style-name="ce2" office:value-type="string" calcext:value-type="string">
            <text:p>Macuco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6" calcext:value-type="float">
            <text:p>33006</text:p>
          </table:table-cell>
          <table:table-cell office:value-type="string" calcext:value-type="string">
            <text:p>Cantagalo-Cord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Intermediário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3224.526" calcext:value-type="float">
            <text:p>3.225 </text:p>
          </table:table-cell>
          <table:table-cell office:value-type="float" office:value="26213.163" calcext:value-type="float">
            <text:p>26.213 </text:p>
          </table:table-cell>
          <table:table-cell office:value-type="float" office:value="57643.863" calcext:value-type="float">
            <text:p>57.644 </text:p>
          </table:table-cell>
          <table:table-cell office:value-type="float" office:value="55055.682" calcext:value-type="float">
            <text:p>55.056 </text:p>
          </table:table-cell>
          <table:table-cell office:value-type="float" office:value="142137.234" calcext:value-type="float">
            <text:p>142.137 </text:p>
          </table:table-cell>
          <table:table-cell office:value-type="float" office:value="11859.051" calcext:value-type="float">
            <text:p>11.859 </text:p>
          </table:table-cell>
          <table:table-cell office:value-type="float" office:value="153996.285" calcext:value-type="float">
            <text:p>153.996 </text:p>
          </table:table-cell>
          <table:table-cell office:value-type="float" office:value="5417" calcext:value-type="float">
            <text:p>5.417 </text:p>
          </table:table-cell>
          <table:table-cell office:value-type="float" office:value="28428.33" calcext:value-type="float">
            <text:p>28428,33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502" calcext:value-type="float">
            <text:p>3302502</text:p>
          </table:table-cell>
          <table:table-cell table:style-name="ce2" office:value-type="string" calcext:value-type="string">
            <text:p>Magé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39940.522" calcext:value-type="float">
            <text:p>39.941 </text:p>
          </table:table-cell>
          <table:table-cell office:value-type="float" office:value="350093.74" calcext:value-type="float">
            <text:p>350.094 </text:p>
          </table:table-cell>
          <table:table-cell office:value-type="float" office:value="1561519.652" calcext:value-type="float">
            <text:p>1.561.520 </text:p>
          </table:table-cell>
          <table:table-cell office:value-type="float" office:value="1528910.518" calcext:value-type="float">
            <text:p>1.528.911 </text:p>
          </table:table-cell>
          <table:table-cell office:value-type="float" office:value="3480464.432" calcext:value-type="float">
            <text:p>3.480.464 </text:p>
          </table:table-cell>
          <table:table-cell office:value-type="float" office:value="207876.91" calcext:value-type="float">
            <text:p>207.877 </text:p>
          </table:table-cell>
          <table:table-cell office:value-type="float" office:value="3688341.342" calcext:value-type="float">
            <text:p>3.688.341 </text:p>
          </table:table-cell>
          <table:table-cell office:value-type="float" office:value="236319" calcext:value-type="float">
            <text:p>236.319 </text:p>
          </table:table-cell>
          <table:table-cell office:value-type="float" office:value="15607.47" calcext:value-type="float">
            <text:p>15607,47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601" calcext:value-type="float">
            <text:p>3302601</text:p>
          </table:table-cell>
          <table:table-cell table:style-name="ce2" office:value-type="string" calcext:value-type="string">
            <text:p>Mangaratiba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Itaguaí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18834.359" calcext:value-type="float">
            <text:p>18.834 </text:p>
          </table:table-cell>
          <table:table-cell office:value-type="float" office:value="173830.048" calcext:value-type="float">
            <text:p>173.830 </text:p>
          </table:table-cell>
          <table:table-cell office:value-type="float" office:value="3067367.886" calcext:value-type="float">
            <text:p>3.067.368 </text:p>
          </table:table-cell>
          <table:table-cell office:value-type="float" office:value="411108.648" calcext:value-type="float">
            <text:p>411.109 </text:p>
          </table:table-cell>
          <table:table-cell office:value-type="float" office:value="3671140.94" calcext:value-type="float">
            <text:p>3.671.141 </text:p>
          </table:table-cell>
          <table:table-cell office:value-type="float" office:value="184249.447" calcext:value-type="float">
            <text:p>184.249 </text:p>
          </table:table-cell>
          <table:table-cell office:value-type="float" office:value="3855390.387" calcext:value-type="float">
            <text:p>3.855.390 </text:p>
          </table:table-cell>
          <table:table-cell office:value-type="float" office:value="41557" calcext:value-type="float">
            <text:p>41.557 </text:p>
          </table:table-cell>
          <table:table-cell office:value-type="float" office:value="92773.55" calcext:value-type="float">
            <text:p>92773,55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nstru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700" calcext:value-type="float">
            <text:p>3302700</text:p>
          </table:table-cell>
          <table:table-cell table:style-name="ce2" office:value-type="string" calcext:value-type="string">
            <text:p>Maricá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11406.548" calcext:value-type="float">
            <text:p>11.407 </text:p>
          </table:table-cell>
          <table:table-cell office:value-type="float" office:value="2328859.315" calcext:value-type="float">
            <text:p>2.328.859 </text:p>
          </table:table-cell>
          <table:table-cell office:value-type="float" office:value="2227253.855" calcext:value-type="float">
            <text:p>2.227.254 </text:p>
          </table:table-cell>
          <table:table-cell office:value-type="float" office:value="1114380.973" calcext:value-type="float">
            <text:p>1.114.381 </text:p>
          </table:table-cell>
          <table:table-cell office:value-type="float" office:value="5681900.691" calcext:value-type="float">
            <text:p>5.681.901 </text:p>
          </table:table-cell>
          <table:table-cell office:value-type="float" office:value="174974.2" calcext:value-type="float">
            <text:p>174.974 </text:p>
          </table:table-cell>
          <table:table-cell office:value-type="float" office:value="5856874.891" calcext:value-type="float">
            <text:p>5.856.875 </text:p>
          </table:table-cell>
          <table:table-cell office:value-type="float" office:value="149876" calcext:value-type="float">
            <text:p>149.876 </text:p>
          </table:table-cell>
          <table:table-cell office:value-type="float" office:value="39078.14" calcext:value-type="float">
            <text:p>39078,14</text:p>
          </table:table-cell>
          <table:table-cell office:value-type="string" calcext:value-type="string">
            <text:p>Indústrias extrativas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809" calcext:value-type="float">
            <text:p>3302809</text:p>
          </table:table-cell>
          <table:table-cell table:style-name="ce2" office:value-type="string" calcext:value-type="string">
            <text:p>Mendes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4" calcext:value-type="float">
            <text:p>33014</text:p>
          </table:table-cell>
          <table:table-cell office:value-type="string" calcext:value-type="string">
            <text:p>Vassoura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4" calcext:value-type="float">
            <text:p>330004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2809" calcext:value-type="float">
            <text:p>3302809</text:p>
          </table:table-cell>
          <table:table-cell office:value-type="string" calcext:value-type="string">
            <text:p>Mendes - Engenheiro Paulo de Frontin/RJ</text:p>
          </table:table-cell>
          <table:table-cell office:value-type="string" calcext:value-type="string">
            <text:p>Intermediário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941.99" calcext:value-type="float">
            <text:p>942 </text:p>
          </table:table-cell>
          <table:table-cell office:value-type="float" office:value="27909.063" calcext:value-type="float">
            <text:p>27.909 </text:p>
          </table:table-cell>
          <table:table-cell office:value-type="float" office:value="116262.176" calcext:value-type="float">
            <text:p>116.262 </text:p>
          </table:table-cell>
          <table:table-cell office:value-type="float" office:value="130592.375" calcext:value-type="float">
            <text:p>130.592 </text:p>
          </table:table-cell>
          <table:table-cell office:value-type="float" office:value="275705.604" calcext:value-type="float">
            <text:p>275.706 </text:p>
          </table:table-cell>
          <table:table-cell office:value-type="float" office:value="16938.196" calcext:value-type="float">
            <text:p>16.938 </text:p>
          </table:table-cell>
          <table:table-cell office:value-type="float" office:value="292643.8" calcext:value-type="float">
            <text:p>292.644 </text:p>
          </table:table-cell>
          <table:table-cell office:value-type="float" office:value="18111" calcext:value-type="float">
            <text:p>18.111 </text:p>
          </table:table-cell>
          <table:table-cell office:value-type="float" office:value="16158.35" calcext:value-type="float">
            <text:p>16158,35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858" calcext:value-type="float">
            <text:p>3302858</text:p>
          </table:table-cell>
          <table:table-cell table:style-name="ce2" office:value-type="string" calcext:value-type="string">
            <text:p>Mesquita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592.961" calcext:value-type="float">
            <text:p>2.593 </text:p>
          </table:table-cell>
          <table:table-cell office:value-type="float" office:value="139944.299" calcext:value-type="float">
            <text:p>139.944 </text:p>
          </table:table-cell>
          <table:table-cell office:value-type="float" office:value="953082.064" calcext:value-type="float">
            <text:p>953.082 </text:p>
          </table:table-cell>
          <table:table-cell office:value-type="float" office:value="1086298.231" calcext:value-type="float">
            <text:p>1.086.298 </text:p>
          </table:table-cell>
          <table:table-cell office:value-type="float" office:value="2181917.556" calcext:value-type="float">
            <text:p>2.181.918 </text:p>
          </table:table-cell>
          <table:table-cell office:value-type="float" office:value="109216.356" calcext:value-type="float">
            <text:p>109.216 </text:p>
          </table:table-cell>
          <table:table-cell office:value-type="float" office:value="2291133.912" calcext:value-type="float">
            <text:p>2.291.134 </text:p>
          </table:table-cell>
          <table:table-cell office:value-type="float" office:value="171020" calcext:value-type="float">
            <text:p>171.020 </text:p>
          </table:table-cell>
          <table:table-cell office:value-type="float" office:value="13396.88" calcext:value-type="float">
            <text:p>13396,88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2908" calcext:value-type="float">
            <text:p>3302908</text:p>
          </table:table-cell>
          <table:table-cell table:style-name="ce2" office:value-type="string" calcext:value-type="string">
            <text:p>Miguel Pereira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4" calcext:value-type="float">
            <text:p>33014</text:p>
          </table:table-cell>
          <table:table-cell office:value-type="string" calcext:value-type="string">
            <text:p>Vassoura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6" calcext:value-type="float">
            <text:p>330006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3856" calcext:value-type="float">
            <text:p>3303856</text:p>
          </table:table-cell>
          <table:table-cell office:value-type="string" calcext:value-type="string">
            <text:p>Paty do Alferes - Miguel Pereira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9693.508" calcext:value-type="float">
            <text:p>9.694 </text:p>
          </table:table-cell>
          <table:table-cell office:value-type="float" office:value="47913.305" calcext:value-type="float">
            <text:p>47.913 </text:p>
          </table:table-cell>
          <table:table-cell office:value-type="float" office:value="408511.187" calcext:value-type="float">
            <text:p>408.511 </text:p>
          </table:table-cell>
          <table:table-cell office:value-type="float" office:value="187699.101" calcext:value-type="float">
            <text:p>187.699 </text:p>
          </table:table-cell>
          <table:table-cell office:value-type="float" office:value="653817.101" calcext:value-type="float">
            <text:p>653.817 </text:p>
          </table:table-cell>
          <table:table-cell office:value-type="float" office:value="28964.95" calcext:value-type="float">
            <text:p>28.965 </text:p>
          </table:table-cell>
          <table:table-cell office:value-type="float" office:value="682782.051" calcext:value-type="float">
            <text:p>682.782 </text:p>
          </table:table-cell>
          <table:table-cell office:value-type="float" office:value="24855" calcext:value-type="float">
            <text:p>24.855 </text:p>
          </table:table-cell>
          <table:table-cell office:value-type="float" office:value="27470.61" calcext:value-type="float">
            <text:p>27470,61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nstru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005" calcext:value-type="float">
            <text:p>3303005</text:p>
          </table:table-cell>
          <table:table-cell table:style-name="ce2" office:value-type="string" calcext:value-type="string">
            <text:p>Miracema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2" calcext:value-type="float">
            <text:p>33002</text:p>
          </table:table-cell>
          <table:table-cell office:value-type="string" calcext:value-type="string">
            <text:p>Santo Antônio de Pádu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2" calcext:value-type="float">
            <text:p>330012</text:p>
          </table:table-cell>
          <table:table-cell office:value-type="string" calcext:value-type="string">
            <text:p>Santo Antônio de Pádua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6005.118" calcext:value-type="float">
            <text:p>16.005 </text:p>
          </table:table-cell>
          <table:table-cell office:value-type="float" office:value="34178.795" calcext:value-type="float">
            <text:p>34.179 </text:p>
          </table:table-cell>
          <table:table-cell office:value-type="float" office:value="199891.845" calcext:value-type="float">
            <text:p>199.892 </text:p>
          </table:table-cell>
          <table:table-cell office:value-type="float" office:value="194507.295" calcext:value-type="float">
            <text:p>194.507 </text:p>
          </table:table-cell>
          <table:table-cell office:value-type="float" office:value="444583.054" calcext:value-type="float">
            <text:p>444.583 </text:p>
          </table:table-cell>
          <table:table-cell office:value-type="float" office:value="30059.471" calcext:value-type="float">
            <text:p>30.059 </text:p>
          </table:table-cell>
          <table:table-cell office:value-type="float" office:value="474642.524" calcext:value-type="float">
            <text:p>474.643 </text:p>
          </table:table-cell>
          <table:table-cell office:value-type="float" office:value="26607" calcext:value-type="float">
            <text:p>26.607 </text:p>
          </table:table-cell>
          <table:table-cell office:value-type="float" office:value="17839.01" calcext:value-type="float">
            <text:p>17839,01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104" calcext:value-type="float">
            <text:p>3303104</text:p>
          </table:table-cell>
          <table:table-cell table:style-name="ce2" office:value-type="string" calcext:value-type="string">
            <text:p>Natividade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Itaperun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1" calcext:value-type="float">
            <text:p>330011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5735.804" calcext:value-type="float">
            <text:p>15.736 </text:p>
          </table:table-cell>
          <table:table-cell office:value-type="float" office:value="16774.518" calcext:value-type="float">
            <text:p>16.775 </text:p>
          </table:table-cell>
          <table:table-cell office:value-type="float" office:value="89156.684" calcext:value-type="float">
            <text:p>89.157 </text:p>
          </table:table-cell>
          <table:table-cell office:value-type="float" office:value="116777.587" calcext:value-type="float">
            <text:p>116.778 </text:p>
          </table:table-cell>
          <table:table-cell office:value-type="float" office:value="238444.592" calcext:value-type="float">
            <text:p>238.445 </text:p>
          </table:table-cell>
          <table:table-cell office:value-type="float" office:value="12836.439" calcext:value-type="float">
            <text:p>12.836 </text:p>
          </table:table-cell>
          <table:table-cell office:value-type="float" office:value="251281.031" calcext:value-type="float">
            <text:p>251.281 </text:p>
          </table:table-cell>
          <table:table-cell office:value-type="float" office:value="14986" calcext:value-type="float">
            <text:p>14.986 </text:p>
          </table:table-cell>
          <table:table-cell office:value-type="float" office:value="16767.72" calcext:value-type="float">
            <text:p>16767,72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Pecuária, inclusive apoio à pecuári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203" calcext:value-type="float">
            <text:p>3303203</text:p>
          </table:table-cell>
          <table:table-cell table:style-name="ce2" office:value-type="string" calcext:value-type="string">
            <text:p>Nilópolis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 </text:p>
          </table:table-cell>
          <table:table-cell office:value-type="float" office:value="149020.373" calcext:value-type="float">
            <text:p>149.020 </text:p>
          </table:table-cell>
          <table:table-cell office:value-type="float" office:value="1290527.35" calcext:value-type="float">
            <text:p>1.290.527 </text:p>
          </table:table-cell>
          <table:table-cell office:value-type="float" office:value="957704.935" calcext:value-type="float">
            <text:p>957.705 </text:p>
          </table:table-cell>
          <table:table-cell office:value-type="float" office:value="2397252.658" calcext:value-type="float">
            <text:p>2.397.253 </text:p>
          </table:table-cell>
          <table:table-cell office:value-type="float" office:value="143063.107" calcext:value-type="float">
            <text:p>143.063 </text:p>
          </table:table-cell>
          <table:table-cell office:value-type="float" office:value="2540315.766" calcext:value-type="float">
            <text:p>2.540.316 </text:p>
          </table:table-cell>
          <table:table-cell office:value-type="float" office:value="158319" calcext:value-type="float">
            <text:p>158.319 </text:p>
          </table:table-cell>
          <table:table-cell office:value-type="float" office:value="16045.55" calcext:value-type="float">
            <text:p>16045,55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302" calcext:value-type="float">
            <text:p>3303302</text:p>
          </table:table-cell>
          <table:table-cell table:style-name="ce2" office:value-type="string" calcext:value-type="string">
            <text:p>Niterói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17659.853" calcext:value-type="float">
            <text:p>17.660 </text:p>
          </table:table-cell>
          <table:table-cell office:value-type="float" office:value="4391714.384" calcext:value-type="float">
            <text:p>4.391.714 </text:p>
          </table:table-cell>
          <table:table-cell office:value-type="float" office:value="12624595.985" calcext:value-type="float">
            <text:p>12.624.596 </text:p>
          </table:table-cell>
          <table:table-cell office:value-type="float" office:value="3677333.634" calcext:value-type="float">
            <text:p>3.677.334 </text:p>
          </table:table-cell>
          <table:table-cell office:value-type="float" office:value="20711303.856" calcext:value-type="float">
            <text:p>20.711.304 </text:p>
          </table:table-cell>
          <table:table-cell office:value-type="float" office:value="2292039.478" calcext:value-type="float">
            <text:p>2.292.039 </text:p>
          </table:table-cell>
          <table:table-cell office:value-type="float" office:value="23003343.335" calcext:value-type="float">
            <text:p>23.003.343 </text:p>
          </table:table-cell>
          <table:table-cell office:value-type="float" office:value="497883" calcext:value-type="float">
            <text:p>497.883 </text:p>
          </table:table-cell>
          <table:table-cell office:value-type="float" office:value="46202.31" calcext:value-type="float">
            <text:p>46202,31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401" calcext:value-type="float">
            <text:p>3303401</text:p>
          </table:table-cell>
          <table:table-cell table:style-name="ce2" office:value-type="string" calcext:value-type="string">
            <text:p>Nova Friburgo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7" calcext:value-type="float">
            <text:p>33007</text:p>
          </table:table-cell>
          <table:table-cell office:value-type="string" calcext:value-type="string">
            <text:p>Nova Friburg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Pol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3401" calcext:value-type="float">
            <text:p>3303401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Média concentração urbana considerada na análise - Município isolado</text:p>
          </table:table-cell>
          <table:table-cell table:number-columns-repeated="2"/>
          <table:table-cell office:value-type="string" calcext:value-type="string">
            <text:p>Urbano</text:p>
          </table:table-cell>
          <table:table-cell office:value-type="string" calcext:value-type="string">
            <text:p>Centro Subregional A</text:p>
          </table:table-cell>
          <table:table-cell office:value-type="string" calcext:value-type="string">
            <text:p>Centro Subregional</text:p>
          </table:table-cell>
          <table:table-cell office:value-type="string" calcext:value-type="string">
            <text:p>Não</text:p>
          </table:table-cell>
          <table:table-cell office:value-type="float" office:value="86072.56" calcext:value-type="float">
            <text:p>86.073 </text:p>
          </table:table-cell>
          <table:table-cell office:value-type="float" office:value="593682.523" calcext:value-type="float">
            <text:p>593.683 </text:p>
          </table:table-cell>
          <table:table-cell office:value-type="float" office:value="2505128.177" calcext:value-type="float">
            <text:p>2.505.128 </text:p>
          </table:table-cell>
          <table:table-cell office:value-type="float" office:value="1230372.599" calcext:value-type="float">
            <text:p>1.230.373 </text:p>
          </table:table-cell>
          <table:table-cell office:value-type="float" office:value="4415255.859" calcext:value-type="float">
            <text:p>4.415.256 </text:p>
          </table:table-cell>
          <table:table-cell office:value-type="float" office:value="393563.837" calcext:value-type="float">
            <text:p>393.564 </text:p>
          </table:table-cell>
          <table:table-cell office:value-type="float" office:value="4808819.696" calcext:value-type="float">
            <text:p>4.808.820 </text:p>
          </table:table-cell>
          <table:table-cell office:value-type="float" office:value="185102" calcext:value-type="float">
            <text:p>185.102 </text:p>
          </table:table-cell>
          <table:table-cell office:value-type="float" office:value="25979.3" calcext:value-type="float">
            <text:p>25979,3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500" calcext:value-type="float">
            <text:p>3303500</text:p>
          </table:table-cell>
          <table:table-cell table:style-name="ce2" office:value-type="string" calcext:value-type="string">
            <text:p>Nova Iguaçu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7996.205" calcext:value-type="float">
            <text:p>7.996 </text:p>
          </table:table-cell>
          <table:table-cell office:value-type="float" office:value="1627216.395" calcext:value-type="float">
            <text:p>1.627.216 </text:p>
          </table:table-cell>
          <table:table-cell office:value-type="float" office:value="8531274.626" calcext:value-type="float">
            <text:p>8.531.275 </text:p>
          </table:table-cell>
          <table:table-cell office:value-type="float" office:value="4872770.844" calcext:value-type="float">
            <text:p>4.872.771 </text:p>
          </table:table-cell>
          <table:table-cell office:value-type="float" office:value="15039258.07" calcext:value-type="float">
            <text:p>15.039.258 </text:p>
          </table:table-cell>
          <table:table-cell office:value-type="float" office:value="1408580.568" calcext:value-type="float">
            <text:p>1.408.581 </text:p>
          </table:table-cell>
          <table:table-cell office:value-type="float" office:value="16447838.639" calcext:value-type="float">
            <text:p>16.447.839 </text:p>
          </table:table-cell>
          <table:table-cell office:value-type="float" office:value="797435" calcext:value-type="float">
            <text:p>797.435 </text:p>
          </table:table-cell>
          <table:table-cell office:value-type="float" office:value="20625.93" calcext:value-type="float">
            <text:p>20625,93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609" calcext:value-type="float">
            <text:p>3303609</text:p>
          </table:table-cell>
          <table:table-cell table:style-name="ce2" office:value-type="string" calcext:value-type="string">
            <text:p>Paracambi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4" calcext:value-type="float">
            <text:p>33014</text:p>
          </table:table-cell>
          <table:table-cell office:value-type="string" calcext:value-type="string">
            <text:p>Vassoura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6272.608" calcext:value-type="float">
            <text:p>6.273 </text:p>
          </table:table-cell>
          <table:table-cell office:value-type="float" office:value="151200.727" calcext:value-type="float">
            <text:p>151.201 </text:p>
          </table:table-cell>
          <table:table-cell office:value-type="float" office:value="389312.006" calcext:value-type="float">
            <text:p>389.312 </text:p>
          </table:table-cell>
          <table:table-cell office:value-type="float" office:value="331728.372" calcext:value-type="float">
            <text:p>331.728 </text:p>
          </table:table-cell>
          <table:table-cell office:value-type="float" office:value="878513.713" calcext:value-type="float">
            <text:p>878.514 </text:p>
          </table:table-cell>
          <table:table-cell office:value-type="float" office:value="82329.843" calcext:value-type="float">
            <text:p>82.330 </text:p>
          </table:table-cell>
          <table:table-cell office:value-type="float" office:value="960843.557" calcext:value-type="float">
            <text:p>960.844 </text:p>
          </table:table-cell>
          <table:table-cell office:value-type="float" office:value="50071" calcext:value-type="float">
            <text:p>50.071 </text:p>
          </table:table-cell>
          <table:table-cell office:value-type="float" office:value="19189.62" calcext:value-type="float">
            <text:p>19189,62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708" calcext:value-type="float">
            <text:p>3303708</text:p>
          </table:table-cell>
          <table:table-cell table:style-name="ce2" office:value-type="string" calcext:value-type="string">
            <text:p>Paraíba do Sul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Três Rio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9" calcext:value-type="float">
            <text:p>330009</text:p>
          </table:table-cell>
          <table:table-cell office:value-type="string" calcext:value-type="string">
            <text:p>Três Rios - Paraíba do Sul</text:p>
          </table:table-cell>
          <table:table-cell office:value-type="string" calcext:value-type="string">
            <text:p>Pol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6008" calcext:value-type="float">
            <text:p>3306008</text:p>
          </table:table-cell>
          <table:table-cell office:value-type="string" calcext:value-type="string">
            <text:p>Três Rios - Paraíba do Sul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6008" calcext:value-type="float">
            <text:p>3306008</text:p>
          </table:table-cell>
          <table:table-cell office:value-type="string" calcext:value-type="string">
            <text:p>Três Rios - Paraíba do Sul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40849.773" calcext:value-type="float">
            <text:p>40.850 </text:p>
          </table:table-cell>
          <table:table-cell office:value-type="float" office:value="111257.382" calcext:value-type="float">
            <text:p>111.257 </text:p>
          </table:table-cell>
          <table:table-cell office:value-type="float" office:value="376482.275" calcext:value-type="float">
            <text:p>376.482 </text:p>
          </table:table-cell>
          <table:table-cell office:value-type="float" office:value="290917.589" calcext:value-type="float">
            <text:p>290.918 </text:p>
          </table:table-cell>
          <table:table-cell office:value-type="float" office:value="819507.019" calcext:value-type="float">
            <text:p>819.507 </text:p>
          </table:table-cell>
          <table:table-cell office:value-type="float" office:value="80377.02" calcext:value-type="float">
            <text:p>80.377 </text:p>
          </table:table-cell>
          <table:table-cell office:value-type="float" office:value="899884.039" calcext:value-type="float">
            <text:p>899.884 </text:p>
          </table:table-cell>
          <table:table-cell office:value-type="float" office:value="42737" calcext:value-type="float">
            <text:p>42.737 </text:p>
          </table:table-cell>
          <table:table-cell office:value-type="float" office:value="21056.32" calcext:value-type="float">
            <text:p>21056,32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807" calcext:value-type="float">
            <text:p>3303807</text:p>
          </table:table-cell>
          <table:table-cell table:style-name="ce2" office:value-type="string" calcext:value-type="string">
            <text:p>Paraty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Baía da Ilha Grand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2" calcext:value-type="float">
            <text:p>330002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Intermediário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6671.853" calcext:value-type="float">
            <text:p>26.672 </text:p>
          </table:table-cell>
          <table:table-cell office:value-type="float" office:value="250110.071" calcext:value-type="float">
            <text:p>250.110 </text:p>
          </table:table-cell>
          <table:table-cell office:value-type="float" office:value="586828.472" calcext:value-type="float">
            <text:p>586.828 </text:p>
          </table:table-cell>
          <table:table-cell office:value-type="float" office:value="320386.479" calcext:value-type="float">
            <text:p>320.386 </text:p>
          </table:table-cell>
          <table:table-cell office:value-type="float" office:value="1183996.876" calcext:value-type="float">
            <text:p>1.183.997 </text:p>
          </table:table-cell>
          <table:table-cell office:value-type="float" office:value="69199.204" calcext:value-type="float">
            <text:p>69.199 </text:p>
          </table:table-cell>
          <table:table-cell office:value-type="float" office:value="1253196.08" calcext:value-type="float">
            <text:p>1.253.196 </text:p>
          </table:table-cell>
          <table:table-cell office:value-type="float" office:value="40975" calcext:value-type="float">
            <text:p>40.975 </text:p>
          </table:table-cell>
          <table:table-cell office:value-type="float" office:value="30584.41" calcext:value-type="float">
            <text:p>30584,41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extrativ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856" calcext:value-type="float">
            <text:p>3303856</text:p>
          </table:table-cell>
          <table:table-cell table:style-name="ce2" office:value-type="string" calcext:value-type="string">
            <text:p>Paty do Alferes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4" calcext:value-type="float">
            <text:p>33014</text:p>
          </table:table-cell>
          <table:table-cell office:value-type="string" calcext:value-type="string">
            <text:p>Vassoura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6" calcext:value-type="float">
            <text:p>330006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3856" calcext:value-type="float">
            <text:p>3303856</text:p>
          </table:table-cell>
          <table:table-cell office:value-type="string" calcext:value-type="string">
            <text:p>Paty do Alferes - Miguel Pereira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9387.431" calcext:value-type="float">
            <text:p>29.387 </text:p>
          </table:table-cell>
          <table:table-cell office:value-type="float" office:value="58268.694" calcext:value-type="float">
            <text:p>58.269 </text:p>
          </table:table-cell>
          <table:table-cell office:value-type="float" office:value="173909.302" calcext:value-type="float">
            <text:p>173.909 </text:p>
          </table:table-cell>
          <table:table-cell office:value-type="float" office:value="192147.856" calcext:value-type="float">
            <text:p>192.148 </text:p>
          </table:table-cell>
          <table:table-cell office:value-type="float" office:value="453713.283" calcext:value-type="float">
            <text:p>453.713 </text:p>
          </table:table-cell>
          <table:table-cell office:value-type="float" office:value="39534.638" calcext:value-type="float">
            <text:p>39.535 </text:p>
          </table:table-cell>
          <table:table-cell office:value-type="float" office:value="493247.921" calcext:value-type="float">
            <text:p>493.248 </text:p>
          </table:table-cell>
          <table:table-cell office:value-type="float" office:value="26939" calcext:value-type="float">
            <text:p>26.939 </text:p>
          </table:table-cell>
          <table:table-cell office:value-type="float" office:value="18309.81" calcext:value-type="float">
            <text:p>18309,81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906" calcext:value-type="float">
            <text:p>3303906</text:p>
          </table:table-cell>
          <table:table-cell table:style-name="ce2" office:value-type="string" calcext:value-type="string">
            <text:p>Petrópolis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Serrana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7" calcext:value-type="float">
            <text:p>330007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Pol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Pol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3906" calcext:value-type="float">
            <text:p>3303906</text:p>
          </table:table-cell>
          <table:table-cell office:value-type="string" calcext:value-type="string">
            <text:p>Petrópolis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3906" calcext:value-type="float">
            <text:p>3303906</text:p>
          </table:table-cell>
          <table:table-cell office:value-type="string" calcext:value-type="string">
            <text:p>Petrópolis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50267.529" calcext:value-type="float">
            <text:p>50.268 </text:p>
          </table:table-cell>
          <table:table-cell office:value-type="float" office:value="3050355.612" calcext:value-type="float">
            <text:p>3.050.356 </text:p>
          </table:table-cell>
          <table:table-cell office:value-type="float" office:value="6083726.04" calcext:value-type="float">
            <text:p>6.083.726 </text:p>
          </table:table-cell>
          <table:table-cell office:value-type="float" office:value="2070965.392" calcext:value-type="float">
            <text:p>2.070.965 </text:p>
          </table:table-cell>
          <table:table-cell office:value-type="float" office:value="11255314.573" calcext:value-type="float">
            <text:p>11.255.315 </text:p>
          </table:table-cell>
          <table:table-cell office:value-type="float" office:value="1435652.314" calcext:value-type="float">
            <text:p>1.435.652 </text:p>
          </table:table-cell>
          <table:table-cell office:value-type="float" office:value="12690966.887" calcext:value-type="float">
            <text:p>12.690.967 </text:p>
          </table:table-cell>
          <table:table-cell office:value-type="float" office:value="298158" calcext:value-type="float">
            <text:p>298.158 </text:p>
          </table:table-cell>
          <table:table-cell office:value-type="float" office:value="42564.57" calcext:value-type="float">
            <text:p>42564,57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3955" calcext:value-type="float">
            <text:p>3303955</text:p>
          </table:table-cell>
          <table:table-cell table:style-name="ce2" office:value-type="string" calcext:value-type="string">
            <text:p>Pinheiral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Vale do Paraíba Fluminens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4" calcext:value-type="float">
            <text:p>330004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6305" calcext:value-type="float">
            <text:p>3306305</text:p>
          </table:table-cell>
          <table:table-cell office:value-type="string" calcext:value-type="string">
            <text:p>Volta Redonda - Barra Mansa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6305" calcext:value-type="float">
            <text:p>3306305</text:p>
          </table:table-cell>
          <table:table-cell office:value-type="string" calcext:value-type="string">
            <text:p>Volta Redonda - Barra Mansa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Capital Regional C</text:p>
          </table:table-cell>
          <table:table-cell office:value-type="string" calcext:value-type="string">
            <text:p>Capital Regional</text:p>
          </table:table-cell>
          <table:table-cell office:value-type="string" calcext:value-type="string">
            <text:p>Não</text:p>
          </table:table-cell>
          <table:table-cell office:value-type="float" office:value="3781.858" calcext:value-type="float">
            <text:p>3.782 </text:p>
          </table:table-cell>
          <table:table-cell office:value-type="float" office:value="41517.607" calcext:value-type="float">
            <text:p>41.518 </text:p>
          </table:table-cell>
          <table:table-cell office:value-type="float" office:value="129409.414" calcext:value-type="float">
            <text:p>129.409 </text:p>
          </table:table-cell>
          <table:table-cell office:value-type="float" office:value="174247.066" calcext:value-type="float">
            <text:p>174.247 </text:p>
          </table:table-cell>
          <table:table-cell office:value-type="float" office:value="348955.945" calcext:value-type="float">
            <text:p>348.956 </text:p>
          </table:table-cell>
          <table:table-cell office:value-type="float" office:value="18177.08" calcext:value-type="float">
            <text:p>18.177 </text:p>
          </table:table-cell>
          <table:table-cell office:value-type="float" office:value="367133.025" calcext:value-type="float">
            <text:p>367.133 </text:p>
          </table:table-cell>
          <table:table-cell office:value-type="float" office:value="24076" calcext:value-type="float">
            <text:p>24.076 </text:p>
          </table:table-cell>
          <table:table-cell office:value-type="float" office:value="15248.92" calcext:value-type="float">
            <text:p>15248,92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003" calcext:value-type="float">
            <text:p>3304003</text:p>
          </table:table-cell>
          <table:table-cell table:style-name="ce2" office:value-type="string" calcext:value-type="string">
            <text:p>Piraí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Vale do Paraíba Fluminens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4" calcext:value-type="float">
            <text:p>330004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Intermediário Adjacente</text:p>
          </table:table-cell>
          <table:table-cell office:value-type="string" calcext:value-type="string">
            <text:p>Integrante de Capital Regional C</text:p>
          </table:table-cell>
          <table:table-cell office:value-type="string" calcext:value-type="string">
            <text:p>Capital Regional</text:p>
          </table:table-cell>
          <table:table-cell office:value-type="string" calcext:value-type="string">
            <text:p>Não</text:p>
          </table:table-cell>
          <table:table-cell office:value-type="float" office:value="13245.176" calcext:value-type="float">
            <text:p>13.245 </text:p>
          </table:table-cell>
          <table:table-cell office:value-type="float" office:value="1018232.774" calcext:value-type="float">
            <text:p>1.018.233 </text:p>
          </table:table-cell>
          <table:table-cell office:value-type="float" office:value="530328.37" calcext:value-type="float">
            <text:p>530.328 </text:p>
          </table:table-cell>
          <table:table-cell office:value-type="float" office:value="246281.62" calcext:value-type="float">
            <text:p>246.282 </text:p>
          </table:table-cell>
          <table:table-cell office:value-type="float" office:value="1808087.94" calcext:value-type="float">
            <text:p>1.808.088 </text:p>
          </table:table-cell>
          <table:table-cell office:value-type="float" office:value="174570.355" calcext:value-type="float">
            <text:p>174.570 </text:p>
          </table:table-cell>
          <table:table-cell office:value-type="float" office:value="1982658.295" calcext:value-type="float">
            <text:p>1.982.658 </text:p>
          </table:table-cell>
          <table:table-cell office:value-type="float" office:value="28088" calcext:value-type="float">
            <text:p>28.088 </text:p>
          </table:table-cell>
          <table:table-cell office:value-type="float" office:value="70587.38" calcext:value-type="float">
            <text:p>70587,38</text:p>
          </table:table-cell>
          <table:table-cell office:value-type="string" calcext:value-type="string">
            <text:p>Eletricidade e gás, água, esgoto, atividades de gestão de resíduos e descontaminação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102" calcext:value-type="float">
            <text:p>3304102</text:p>
          </table:table-cell>
          <table:table-cell table:style-name="ce2" office:value-type="string" calcext:value-type="string">
            <text:p>Porciúncula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Itaperun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1" calcext:value-type="float">
            <text:p>330011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Intermediário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1255.838" calcext:value-type="float">
            <text:p>21.256 </text:p>
          </table:table-cell>
          <table:table-cell office:value-type="float" office:value="27473.945" calcext:value-type="float">
            <text:p>27.474 </text:p>
          </table:table-cell>
          <table:table-cell office:value-type="float" office:value="118834.986" calcext:value-type="float">
            <text:p>118.835 </text:p>
          </table:table-cell>
          <table:table-cell office:value-type="float" office:value="135861.535" calcext:value-type="float">
            <text:p>135.862 </text:p>
          </table:table-cell>
          <table:table-cell office:value-type="float" office:value="303426.304" calcext:value-type="float">
            <text:p>303.426 </text:p>
          </table:table-cell>
          <table:table-cell office:value-type="float" office:value="14437.949" calcext:value-type="float">
            <text:p>14.438 </text:p>
          </table:table-cell>
          <table:table-cell office:value-type="float" office:value="317864.253" calcext:value-type="float">
            <text:p>317.864 </text:p>
          </table:table-cell>
          <table:table-cell office:value-type="float" office:value="18156" calcext:value-type="float">
            <text:p>18.156 </text:p>
          </table:table-cell>
          <table:table-cell office:value-type="float" office:value="17507.39" calcext:value-type="float">
            <text:p>17507,39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110" calcext:value-type="float">
            <text:p>3304110</text:p>
          </table:table-cell>
          <table:table-cell table:style-name="ce2" office:value-type="string" calcext:value-type="string">
            <text:p>Porto Real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Vale do Paraíba Fluminens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5" calcext:value-type="float">
            <text:p>330005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201" calcext:value-type="float">
            <text:p>3304201</text:p>
          </table:table-cell>
          <table:table-cell office:value-type="string" calcext:value-type="string">
            <text:p>Resende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4201" calcext:value-type="float">
            <text:p>3304201</text:p>
          </table:table-cell>
          <table:table-cell office:value-type="string" calcext:value-type="string">
            <text:p>Resende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5296.62" calcext:value-type="float">
            <text:p>5.297 </text:p>
          </table:table-cell>
          <table:table-cell office:value-type="float" office:value="673959.565" calcext:value-type="float">
            <text:p>673.960 </text:p>
          </table:table-cell>
          <table:table-cell office:value-type="float" office:value="919488.444" calcext:value-type="float">
            <text:p>919.488 </text:p>
          </table:table-cell>
          <table:table-cell office:value-type="float" office:value="198706.007" calcext:value-type="float">
            <text:p>198.706 </text:p>
          </table:table-cell>
          <table:table-cell office:value-type="float" office:value="1797450.635" calcext:value-type="float">
            <text:p>1.797.451 </text:p>
          </table:table-cell>
          <table:table-cell office:value-type="float" office:value="755165.338" calcext:value-type="float">
            <text:p>755.165 </text:p>
          </table:table-cell>
          <table:table-cell office:value-type="float" office:value="2552615.974" calcext:value-type="float">
            <text:p>2.552.616 </text:p>
          </table:table-cell>
          <table:table-cell office:value-type="float" office:value="18552" calcext:value-type="float">
            <text:p>18.552 </text:p>
          </table:table-cell>
          <table:table-cell office:value-type="float" office:value="137592.5" calcext:value-type="float">
            <text:p>137592,5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128" calcext:value-type="float">
            <text:p>3304128</text:p>
          </table:table-cell>
          <table:table-cell table:style-name="ce2" office:value-type="string" calcext:value-type="string">
            <text:p>Quatis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Vale do Paraíba Fluminens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5" calcext:value-type="float">
            <text:p>330005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201" calcext:value-type="float">
            <text:p>3304201</text:p>
          </table:table-cell>
          <table:table-cell office:value-type="string" calcext:value-type="string">
            <text:p>Resende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4201" calcext:value-type="float">
            <text:p>3304201</text:p>
          </table:table-cell>
          <table:table-cell office:value-type="string" calcext:value-type="string">
            <text:p>Resende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Centro de Zona B</text:p>
          </table:table-cell>
          <table:table-cell office:value-type="string" calcext:value-type="string">
            <text:p>Centro de Zona</text:p>
          </table:table-cell>
          <table:table-cell office:value-type="string" calcext:value-type="string">
            <text:p>Não</text:p>
          </table:table-cell>
          <table:table-cell office:value-type="float" office:value="14411.98" calcext:value-type="float">
            <text:p>14.412 </text:p>
          </table:table-cell>
          <table:table-cell office:value-type="float" office:value="24359.056" calcext:value-type="float">
            <text:p>24.359 </text:p>
          </table:table-cell>
          <table:table-cell office:value-type="float" office:value="90666.498" calcext:value-type="float">
            <text:p>90.666 </text:p>
          </table:table-cell>
          <table:table-cell office:value-type="float" office:value="103787.86" calcext:value-type="float">
            <text:p>103.788 </text:p>
          </table:table-cell>
          <table:table-cell office:value-type="float" office:value="233225.394" calcext:value-type="float">
            <text:p>233.225 </text:p>
          </table:table-cell>
          <table:table-cell office:value-type="float" office:value="15269.489" calcext:value-type="float">
            <text:p>15.269 </text:p>
          </table:table-cell>
          <table:table-cell office:value-type="float" office:value="248494.883" calcext:value-type="float">
            <text:p>248.495 </text:p>
          </table:table-cell>
          <table:table-cell office:value-type="float" office:value="13666" calcext:value-type="float">
            <text:p>13.666 </text:p>
          </table:table-cell>
          <table:table-cell office:value-type="float" office:value="18183.44" calcext:value-type="float">
            <text:p>18183,44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144" calcext:value-type="float">
            <text:p>3304144</text:p>
          </table:table-cell>
          <table:table-cell table:style-name="ce2" office:value-type="string" calcext:value-type="string">
            <text:p>Queimados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2996.823" calcext:value-type="float">
            <text:p>2.997 </text:p>
          </table:table-cell>
          <table:table-cell office:value-type="float" office:value="1077940.679" calcext:value-type="float">
            <text:p>1.077.941 </text:p>
          </table:table-cell>
          <table:table-cell office:value-type="float" office:value="2045289.026" calcext:value-type="float">
            <text:p>2.045.289 </text:p>
          </table:table-cell>
          <table:table-cell office:value-type="float" office:value="944494.989" calcext:value-type="float">
            <text:p>944.495 </text:p>
          </table:table-cell>
          <table:table-cell office:value-type="float" office:value="4070721.518" calcext:value-type="float">
            <text:p>4.070.722 </text:p>
          </table:table-cell>
          <table:table-cell office:value-type="float" office:value="599495.505" calcext:value-type="float">
            <text:p>599.496 </text:p>
          </table:table-cell>
          <table:table-cell office:value-type="float" office:value="4670217.022" calcext:value-type="float">
            <text:p>4.670.217 </text:p>
          </table:table-cell>
          <table:table-cell office:value-type="float" office:value="144525" calcext:value-type="float">
            <text:p>144.525 </text:p>
          </table:table-cell>
          <table:table-cell office:value-type="float" office:value="32314.25" calcext:value-type="float">
            <text:p>32314,25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151" calcext:value-type="float">
            <text:p>3304151</text:p>
          </table:table-cell>
          <table:table-cell table:style-name="ce2" office:value-type="string" calcext:value-type="string">
            <text:p>Quissamã</text:p>
          </table:table-cell>
          <table:table-cell/>
          <table:table-cell office:value-type="float" office:value="3302" calcext:value-type="float">
            <text:p>3302</text:p>
          </table:table-cell>
          <table:table-cell office:value-type="string" calcext:value-type="string">
            <text:p>Norte Fluminense</text:p>
          </table:table-cell>
          <table:table-cell office:value-type="float" office:value="33004" calcext:value-type="float">
            <text:p>33004</text:p>
          </table:table-cell>
          <table:table-cell office:value-type="string" calcext:value-type="string">
            <text:p>Macaé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4" calcext:value-type="float">
            <text:p>330014</text:p>
          </table:table-cell>
          <table:table-cell office:value-type="string" calcext:value-type="string">
            <text:p>Macaé - Rio das Ostras</text:p>
          </table:table-cell>
          <table:table-cell office:value-type="string" calcext:value-type="string">
            <text:p>do Entorn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Intermediário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4394.676" calcext:value-type="float">
            <text:p>24.395 </text:p>
          </table:table-cell>
          <table:table-cell office:value-type="float" office:value="377331.992" calcext:value-type="float">
            <text:p>377.332 </text:p>
          </table:table-cell>
          <table:table-cell office:value-type="float" office:value="318648.051" calcext:value-type="float">
            <text:p>318.648 </text:p>
          </table:table-cell>
          <table:table-cell office:value-type="float" office:value="248380.893" calcext:value-type="float">
            <text:p>248.381 </text:p>
          </table:table-cell>
          <table:table-cell office:value-type="float" office:value="968755.612" calcext:value-type="float">
            <text:p>968.756 </text:p>
          </table:table-cell>
          <table:table-cell office:value-type="float" office:value="26751.093" calcext:value-type="float">
            <text:p>26.751 </text:p>
          </table:table-cell>
          <table:table-cell office:value-type="float" office:value="995506.704" calcext:value-type="float">
            <text:p>995.507 </text:p>
          </table:table-cell>
          <table:table-cell office:value-type="float" office:value="23125" calcext:value-type="float">
            <text:p>23.125 </text:p>
          </table:table-cell>
          <table:table-cell office:value-type="float" office:value="43048.94" calcext:value-type="float">
            <text:p>43048,94</text:p>
          </table:table-cell>
          <table:table-cell office:value-type="string" calcext:value-type="string">
            <text:p>Indústrias extrativas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201" calcext:value-type="float">
            <text:p>3304201</text:p>
          </table:table-cell>
          <table:table-cell table:style-name="ce2" office:value-type="string" calcext:value-type="string">
            <text:p>Resende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Vale do Paraíba Fluminens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5" calcext:value-type="float">
            <text:p>330005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Pol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201" calcext:value-type="float">
            <text:p>3304201</text:p>
          </table:table-cell>
          <table:table-cell office:value-type="string" calcext:value-type="string">
            <text:p>Resende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4201" calcext:value-type="float">
            <text:p>3304201</text:p>
          </table:table-cell>
          <table:table-cell office:value-type="string" calcext:value-type="string">
            <text:p>Resende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Centro Subregional B</text:p>
          </table:table-cell>
          <table:table-cell office:value-type="string" calcext:value-type="string">
            <text:p>Centro Subregional</text:p>
          </table:table-cell>
          <table:table-cell office:value-type="string" calcext:value-type="string">
            <text:p>Não</text:p>
          </table:table-cell>
          <table:table-cell office:value-type="float" office:value="41999.246" calcext:value-type="float">
            <text:p>41.999 </text:p>
          </table:table-cell>
          <table:table-cell office:value-type="float" office:value="1041403.506" calcext:value-type="float">
            <text:p>1.041.404 </text:p>
          </table:table-cell>
          <table:table-cell office:value-type="float" office:value="2742710.247" calcext:value-type="float">
            <text:p>2.742.710 </text:p>
          </table:table-cell>
          <table:table-cell office:value-type="float" office:value="955252.479" calcext:value-type="float">
            <text:p>955.252 </text:p>
          </table:table-cell>
          <table:table-cell office:value-type="float" office:value="4781365.478" calcext:value-type="float">
            <text:p>4.781.365 </text:p>
          </table:table-cell>
          <table:table-cell office:value-type="float" office:value="1552400.411" calcext:value-type="float">
            <text:p>1.552.400 </text:p>
          </table:table-cell>
          <table:table-cell office:value-type="float" office:value="6333765.889" calcext:value-type="float">
            <text:p>6.333.766 </text:p>
          </table:table-cell>
          <table:table-cell office:value-type="float" office:value="126084" calcext:value-type="float">
            <text:p>126.084 </text:p>
          </table:table-cell>
          <table:table-cell office:value-type="float" office:value="50234.49" calcext:value-type="float">
            <text:p>50234,49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300" calcext:value-type="float">
            <text:p>3304300</text:p>
          </table:table-cell>
          <table:table-cell table:style-name="ce2" office:value-type="string" calcext:value-type="string">
            <text:p>Rio Bonito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6" calcext:value-type="float">
            <text:p>33016</text:p>
          </table:table-cell>
          <table:table-cell office:value-type="string" calcext:value-type="string">
            <text:p>Macacu-Caceribu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3" calcext:value-type="float">
            <text:p>330003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Pol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Urbano</text:p>
          </table:table-cell>
          <table:table-cell office:value-type="string" calcext:value-type="string">
            <text:p>Centro de Zona B</text:p>
          </table:table-cell>
          <table:table-cell office:value-type="string" calcext:value-type="string">
            <text:p>Centro de Zona</text:p>
          </table:table-cell>
          <table:table-cell office:value-type="string" calcext:value-type="string">
            <text:p>Não</text:p>
          </table:table-cell>
          <table:table-cell office:value-type="float" office:value="14055.702" calcext:value-type="float">
            <text:p>14.056 </text:p>
          </table:table-cell>
          <table:table-cell office:value-type="float" office:value="228283.476" calcext:value-type="float">
            <text:p>228.283 </text:p>
          </table:table-cell>
          <table:table-cell office:value-type="float" office:value="747100.514" calcext:value-type="float">
            <text:p>747.101 </text:p>
          </table:table-cell>
          <table:table-cell office:value-type="float" office:value="430288.803" calcext:value-type="float">
            <text:p>430.289 </text:p>
          </table:table-cell>
          <table:table-cell office:value-type="float" office:value="1419728.495" calcext:value-type="float">
            <text:p>1.419.728 </text:p>
          </table:table-cell>
          <table:table-cell office:value-type="float" office:value="123702.515" calcext:value-type="float">
            <text:p>123.703 </text:p>
          </table:table-cell>
          <table:table-cell office:value-type="float" office:value="1543431.01" calcext:value-type="float">
            <text:p>1.543.431 </text:p>
          </table:table-cell>
          <table:table-cell office:value-type="float" office:value="57963" calcext:value-type="float">
            <text:p>57.963 </text:p>
          </table:table-cell>
          <table:table-cell office:value-type="float" office:value="26627.87" calcext:value-type="float">
            <text:p>26627,87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nstru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409" calcext:value-type="float">
            <text:p>3304409</text:p>
          </table:table-cell>
          <table:table-cell table:style-name="ce2" office:value-type="string" calcext:value-type="string">
            <text:p>Rio Claro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Vale do Paraíba Fluminens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4" calcext:value-type="float">
            <text:p>330004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62647.73" calcext:value-type="float">
            <text:p>62.648 </text:p>
          </table:table-cell>
          <table:table-cell office:value-type="float" office:value="15993.596" calcext:value-type="float">
            <text:p>15.994 </text:p>
          </table:table-cell>
          <table:table-cell office:value-type="float" office:value="85421.468" calcext:value-type="float">
            <text:p>85.421 </text:p>
          </table:table-cell>
          <table:table-cell office:value-type="float" office:value="143653.671" calcext:value-type="float">
            <text:p>143.654 </text:p>
          </table:table-cell>
          <table:table-cell office:value-type="float" office:value="307716.466" calcext:value-type="float">
            <text:p>307.716 </text:p>
          </table:table-cell>
          <table:table-cell office:value-type="float" office:value="26907.169" calcext:value-type="float">
            <text:p>26.907 </text:p>
          </table:table-cell>
          <table:table-cell office:value-type="float" office:value="334623.635" calcext:value-type="float">
            <text:p>334.624 </text:p>
          </table:table-cell>
          <table:table-cell office:value-type="float" office:value="17850" calcext:value-type="float">
            <text:p>17.850 </text:p>
          </table:table-cell>
          <table:table-cell office:value-type="float" office:value="18746.42" calcext:value-type="float">
            <text:p>18746,42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Pecuária, inclusive apoio à pecuári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508" calcext:value-type="float">
            <text:p>3304508</text:p>
          </table:table-cell>
          <table:table-cell table:style-name="ce2" office:value-type="string" calcext:value-type="string">
            <text:p>Rio das Flores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2" calcext:value-type="float">
            <text:p>33012</text:p>
          </table:table-cell>
          <table:table-cell office:value-type="string" calcext:value-type="string">
            <text:p>Barra do Piraí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6" calcext:value-type="float">
            <text:p>330006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1985.978" calcext:value-type="float">
            <text:p>11.986 </text:p>
          </table:table-cell>
          <table:table-cell office:value-type="float" office:value="36510.681" calcext:value-type="float">
            <text:p>36.511 </text:p>
          </table:table-cell>
          <table:table-cell office:value-type="float" office:value="55785.275" calcext:value-type="float">
            <text:p>55.785 </text:p>
          </table:table-cell>
          <table:table-cell office:value-type="float" office:value="74284.235" calcext:value-type="float">
            <text:p>74.284 </text:p>
          </table:table-cell>
          <table:table-cell office:value-type="float" office:value="178566.169" calcext:value-type="float">
            <text:p>178.566 </text:p>
          </table:table-cell>
          <table:table-cell office:value-type="float" office:value="10103.045" calcext:value-type="float">
            <text:p>10.103 </text:p>
          </table:table-cell>
          <table:table-cell office:value-type="float" office:value="188669.214" calcext:value-type="float">
            <text:p>188.669 </text:p>
          </table:table-cell>
          <table:table-cell office:value-type="float" office:value="8943" calcext:value-type="float">
            <text:p>8.943 </text:p>
          </table:table-cell>
          <table:table-cell office:value-type="float" office:value="21096.86" calcext:value-type="float">
            <text:p>21096,86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nstru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524" calcext:value-type="float">
            <text:p>3304524</text:p>
          </table:table-cell>
          <table:table-cell table:style-name="ce2" office:value-type="string" calcext:value-type="string">
            <text:p>Rio das Ostras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Baixadas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Bacia de São Joã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14" calcext:value-type="float">
            <text:p>330014</text:p>
          </table:table-cell>
          <table:table-cell office:value-type="string" calcext:value-type="string">
            <text:p>Macaé - Rio das Ostras</text:p>
          </table:table-cell>
          <table:table-cell office:value-type="string" calcext:value-type="string">
            <text:p>Pol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2403" calcext:value-type="float">
            <text:p>3302403</text:p>
          </table:table-cell>
          <table:table-cell office:value-type="string" calcext:value-type="string">
            <text:p>Macaé - Rio das Ostras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2403" calcext:value-type="float">
            <text:p>3302403</text:p>
          </table:table-cell>
          <table:table-cell office:value-type="string" calcext:value-type="string">
            <text:p>Macaé - Rio das Ostras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9117.028" calcext:value-type="float">
            <text:p>9.117 </text:p>
          </table:table-cell>
          <table:table-cell office:value-type="float" office:value="1444538.803" calcext:value-type="float">
            <text:p>1.444.539 </text:p>
          </table:table-cell>
          <table:table-cell office:value-type="float" office:value="1988374.272" calcext:value-type="float">
            <text:p>1.988.374 </text:p>
          </table:table-cell>
          <table:table-cell office:value-type="float" office:value="1090064.263" calcext:value-type="float">
            <text:p>1.090.064 </text:p>
          </table:table-cell>
          <table:table-cell office:value-type="float" office:value="4532094.367" calcext:value-type="float">
            <text:p>4.532.094 </text:p>
          </table:table-cell>
          <table:table-cell office:value-type="float" office:value="357501.74" calcext:value-type="float">
            <text:p>357.502 </text:p>
          </table:table-cell>
          <table:table-cell office:value-type="float" office:value="4889596.107" calcext:value-type="float">
            <text:p>4.889.596 </text:p>
          </table:table-cell>
          <table:table-cell office:value-type="float" office:value="136626" calcext:value-type="float">
            <text:p>136.626 </text:p>
          </table:table-cell>
          <table:table-cell office:value-type="float" office:value="35788.18" calcext:value-type="float">
            <text:p>35788,18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extrativ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557" calcext:value-type="float">
            <text:p>3304557</text:p>
          </table:table-cell>
          <table:table-cell table:style-name="ce2" office:value-type="string" calcext:value-type="string">
            <text:p>Rio de Janeiro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Pol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Pol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Núcleo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81365.801" calcext:value-type="float">
            <text:p>81.366 </text:p>
          </table:table-cell>
          <table:table-cell office:value-type="float" office:value="36334430.499" calcext:value-type="float">
            <text:p>36.334.430 </text:p>
          </table:table-cell>
          <table:table-cell office:value-type="float" office:value="177361095.838" calcext:value-type="float">
            <text:p>177.361.096 </text:p>
          </table:table-cell>
          <table:table-cell office:value-type="float" office:value="47548351.74" calcext:value-type="float">
            <text:p>47.548.352 </text:p>
          </table:table-cell>
          <table:table-cell office:value-type="float" office:value="261325243.878" calcext:value-type="float">
            <text:p>261.325.244 </text:p>
          </table:table-cell>
          <table:table-cell office:value-type="float" office:value="68106116.02" calcext:value-type="float">
            <text:p>68.106.116 </text:p>
          </table:table-cell>
          <table:table-cell office:value-type="float" office:value="329431359.897" calcext:value-type="float">
            <text:p>329.431.360 </text:p>
          </table:table-cell>
          <table:table-cell office:value-type="float" office:value="6498837" calcext:value-type="float">
            <text:p>6.498.837 </text:p>
          </table:table-cell>
          <table:table-cell office:value-type="float" office:value="50690.82" calcext:value-type="float">
            <text:p>50690,82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607" calcext:value-type="float">
            <text:p>3304607</text:p>
          </table:table-cell>
          <table:table-cell table:style-name="ce2" office:value-type="string" calcext:value-type="string">
            <text:p>Santa Maria Madalena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8" calcext:value-type="float">
            <text:p>33008</text:p>
          </table:table-cell>
          <table:table-cell office:value-type="string" calcext:value-type="string">
            <text:p>Santa Maria Madalena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4849.604" calcext:value-type="float">
            <text:p>14.850 </text:p>
          </table:table-cell>
          <table:table-cell office:value-type="float" office:value="8214.453" calcext:value-type="float">
            <text:p>8.214 </text:p>
          </table:table-cell>
          <table:table-cell office:value-type="float" office:value="46991.136" calcext:value-type="float">
            <text:p>46.991 </text:p>
          </table:table-cell>
          <table:table-cell office:value-type="float" office:value="90105.754" calcext:value-type="float">
            <text:p>90.106 </text:p>
          </table:table-cell>
          <table:table-cell office:value-type="float" office:value="160160.947" calcext:value-type="float">
            <text:p>160.161 </text:p>
          </table:table-cell>
          <table:table-cell office:value-type="float" office:value="8867.968" calcext:value-type="float">
            <text:p>8.868 </text:p>
          </table:table-cell>
          <table:table-cell office:value-type="float" office:value="169028.914" calcext:value-type="float">
            <text:p>169.029 </text:p>
          </table:table-cell>
          <table:table-cell office:value-type="float" office:value="10198" calcext:value-type="float">
            <text:p>10.198 </text:p>
          </table:table-cell>
          <table:table-cell office:value-type="float" office:value="16574.71" calcext:value-type="float">
            <text:p>16574,71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Pecuária, inclusive apoio à pecuári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706" calcext:value-type="float">
            <text:p>3304706</text:p>
          </table:table-cell>
          <table:table-cell table:style-name="ce2" office:value-type="string" calcext:value-type="string">
            <text:p>Santo Antônio de Pádua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2" calcext:value-type="float">
            <text:p>33002</text:p>
          </table:table-cell>
          <table:table-cell office:value-type="string" calcext:value-type="string">
            <text:p>Santo Antônio de Pádu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2" calcext:value-type="float">
            <text:p>330012</text:p>
          </table:table-cell>
          <table:table-cell office:value-type="string" calcext:value-type="string">
            <text:p>Santo Antônio de Pádua</text:p>
          </table:table-cell>
          <table:table-cell office:value-type="string" calcext:value-type="string">
            <text:p>Pol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4706" calcext:value-type="float">
            <text:p>3304706</text:p>
          </table:table-cell>
          <table:table-cell office:value-type="string" calcext:value-type="string">
            <text:p>Santo Antônio de Pádua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Centro de Zona A</text:p>
          </table:table-cell>
          <table:table-cell office:value-type="string" calcext:value-type="string">
            <text:p>Centro de Zona</text:p>
          </table:table-cell>
          <table:table-cell office:value-type="string" calcext:value-type="string">
            <text:p>Não</text:p>
          </table:table-cell>
          <table:table-cell office:value-type="float" office:value="28112.544" calcext:value-type="float">
            <text:p>28.113 </text:p>
          </table:table-cell>
          <table:table-cell office:value-type="float" office:value="205454.332" calcext:value-type="float">
            <text:p>205.454 </text:p>
          </table:table-cell>
          <table:table-cell office:value-type="float" office:value="474463.681" calcext:value-type="float">
            <text:p>474.464 </text:p>
          </table:table-cell>
          <table:table-cell office:value-type="float" office:value="288537.331" calcext:value-type="float">
            <text:p>288.537 </text:p>
          </table:table-cell>
          <table:table-cell office:value-type="float" office:value="996567.889" calcext:value-type="float">
            <text:p>996.568 </text:p>
          </table:table-cell>
          <table:table-cell office:value-type="float" office:value="82216.188" calcext:value-type="float">
            <text:p>82.216 </text:p>
          </table:table-cell>
          <table:table-cell office:value-type="float" office:value="1078784.077" calcext:value-type="float">
            <text:p>1.078.784 </text:p>
          </table:table-cell>
          <table:table-cell office:value-type="float" office:value="41246" calcext:value-type="float">
            <text:p>41.246 </text:p>
          </table:table-cell>
          <table:table-cell office:value-type="float" office:value="26154.88" calcext:value-type="float">
            <text:p>26154,88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755" calcext:value-type="float">
            <text:p>3304755</text:p>
          </table:table-cell>
          <table:table-cell table:style-name="ce2" office:value-type="string" calcext:value-type="string">
            <text:p>São Francisco de Itabapoana</text:p>
          </table:table-cell>
          <table:table-cell/>
          <table:table-cell office:value-type="float" office:value="3302" calcext:value-type="float">
            <text:p>3302</text:p>
          </table:table-cell>
          <table:table-cell office:value-type="string" calcext:value-type="string">
            <text:p>Norte Fluminense</text:p>
          </table:table-cell>
          <table:table-cell office:value-type="float" office:value="33003" calcext:value-type="float">
            <text:p>33003</text:p>
          </table:table-cell>
          <table:table-cell office:value-type="string" calcext:value-type="string">
            <text:p>Campos dos Goytacazes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0" calcext:value-type="float">
            <text:p>330010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96584.707" calcext:value-type="float">
            <text:p>196.585 </text:p>
          </table:table-cell>
          <table:table-cell office:value-type="float" office:value="135139.943" calcext:value-type="float">
            <text:p>135.140 </text:p>
          </table:table-cell>
          <table:table-cell office:value-type="float" office:value="251724.397" calcext:value-type="float">
            <text:p>251.724 </text:p>
          </table:table-cell>
          <table:table-cell office:value-type="float" office:value="302111.375" calcext:value-type="float">
            <text:p>302.111 </text:p>
          </table:table-cell>
          <table:table-cell office:value-type="float" office:value="885560.422" calcext:value-type="float">
            <text:p>885.560 </text:p>
          </table:table-cell>
          <table:table-cell office:value-type="float" office:value="72046.7" calcext:value-type="float">
            <text:p>72.047 </text:p>
          </table:table-cell>
          <table:table-cell office:value-type="float" office:value="957607.122" calcext:value-type="float">
            <text:p>957.607 </text:p>
          </table:table-cell>
          <table:table-cell office:value-type="float" office:value="41240" calcext:value-type="float">
            <text:p>41.240 </text:p>
          </table:table-cell>
          <table:table-cell office:value-type="float" office:value="23220.35" calcext:value-type="float">
            <text:p>23220,35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gricultura, inclusive apoio à agricultura e a pós colheit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805" calcext:value-type="float">
            <text:p>3304805</text:p>
          </table:table-cell>
          <table:table-cell table:style-name="ce2" office:value-type="string" calcext:value-type="string">
            <text:p>São Fidélis</text:p>
          </table:table-cell>
          <table:table-cell/>
          <table:table-cell office:value-type="float" office:value="3302" calcext:value-type="float">
            <text:p>3302</text:p>
          </table:table-cell>
          <table:table-cell office:value-type="string" calcext:value-type="string">
            <text:p>Norte Fluminense</text:p>
          </table:table-cell>
          <table:table-cell office:value-type="float" office:value="33003" calcext:value-type="float">
            <text:p>33003</text:p>
          </table:table-cell>
          <table:table-cell office:value-type="string" calcext:value-type="string">
            <text:p>Campos dos Goytacazes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0" calcext:value-type="float">
            <text:p>330010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Intermediário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72333.103" calcext:value-type="float">
            <text:p>72.333 </text:p>
          </table:table-cell>
          <table:table-cell office:value-type="float" office:value="70126.556" calcext:value-type="float">
            <text:p>70.127 </text:p>
          </table:table-cell>
          <table:table-cell office:value-type="float" office:value="284444.138" calcext:value-type="float">
            <text:p>284.444 </text:p>
          </table:table-cell>
          <table:table-cell office:value-type="float" office:value="256361.476" calcext:value-type="float">
            <text:p>256.361 </text:p>
          </table:table-cell>
          <table:table-cell office:value-type="float" office:value="683265.273" calcext:value-type="float">
            <text:p>683.265 </text:p>
          </table:table-cell>
          <table:table-cell office:value-type="float" office:value="47748.591" calcext:value-type="float">
            <text:p>47.749 </text:p>
          </table:table-cell>
          <table:table-cell office:value-type="float" office:value="731013.863" calcext:value-type="float">
            <text:p>731.014 </text:p>
          </table:table-cell>
          <table:table-cell office:value-type="float" office:value="37696" calcext:value-type="float">
            <text:p>37.696 </text:p>
          </table:table-cell>
          <table:table-cell office:value-type="float" office:value="19392.35" calcext:value-type="float">
            <text:p>19392,35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4904" calcext:value-type="float">
            <text:p>3304904</text:p>
          </table:table-cell>
          <table:table-cell table:style-name="ce2" office:value-type="string" calcext:value-type="string">
            <text:p>São Gonçalo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54451.682" calcext:value-type="float">
            <text:p>54.452 </text:p>
          </table:table-cell>
          <table:table-cell office:value-type="float" office:value="1906734.906" calcext:value-type="float">
            <text:p>1.906.735 </text:p>
          </table:table-cell>
          <table:table-cell office:value-type="float" office:value="7679302.095" calcext:value-type="float">
            <text:p>7.679.302 </text:p>
          </table:table-cell>
          <table:table-cell office:value-type="float" office:value="6098160.993" calcext:value-type="float">
            <text:p>6.098.161 </text:p>
          </table:table-cell>
          <table:table-cell office:value-type="float" office:value="15738649.676" calcext:value-type="float">
            <text:p>15.738.650 </text:p>
          </table:table-cell>
          <table:table-cell office:value-type="float" office:value="1192269.075" calcext:value-type="float">
            <text:p>1.192.269 </text:p>
          </table:table-cell>
          <table:table-cell office:value-type="float" office:value="16930918.751" calcext:value-type="float">
            <text:p>16.930.919 </text:p>
          </table:table-cell>
          <table:table-cell office:value-type="float" office:value="1044058" calcext:value-type="float">
            <text:p>1.044.058 </text:p>
          </table:table-cell>
          <table:table-cell office:value-type="float" office:value="16216.45" calcext:value-type="float">
            <text:p>16216,45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000" calcext:value-type="float">
            <text:p>3305000</text:p>
          </table:table-cell>
          <table:table-cell table:style-name="ce2" office:value-type="string" calcext:value-type="string">
            <text:p>São João da Barra</text:p>
          </table:table-cell>
          <table:table-cell/>
          <table:table-cell office:value-type="float" office:value="3302" calcext:value-type="float">
            <text:p>3302</text:p>
          </table:table-cell>
          <table:table-cell office:value-type="string" calcext:value-type="string">
            <text:p>Norte Fluminense</text:p>
          </table:table-cell>
          <table:table-cell office:value-type="float" office:value="33003" calcext:value-type="float">
            <text:p>33003</text:p>
          </table:table-cell>
          <table:table-cell office:value-type="string" calcext:value-type="string">
            <text:p>Campos dos Goytacazes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0" calcext:value-type="float">
            <text:p>330010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1009" calcext:value-type="float">
            <text:p>3301009</text:p>
          </table:table-cell>
          <table:table-cell office:value-type="string" calcext:value-type="string">
            <text:p>Campos dos Goytacazes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1009" calcext:value-type="float">
            <text:p>3301009</text:p>
          </table:table-cell>
          <table:table-cell office:value-type="string" calcext:value-type="string">
            <text:p>Campos dos Goytacazes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45771.109" calcext:value-type="float">
            <text:p>45.771 </text:p>
          </table:table-cell>
          <table:table-cell office:value-type="float" office:value="1334087.904" calcext:value-type="float">
            <text:p>1.334.088 </text:p>
          </table:table-cell>
          <table:table-cell office:value-type="float" office:value="1859099.352" calcext:value-type="float">
            <text:p>1.859.099 </text:p>
          </table:table-cell>
          <table:table-cell office:value-type="float" office:value="369824.024" calcext:value-type="float">
            <text:p>369.824 </text:p>
          </table:table-cell>
          <table:table-cell office:value-type="float" office:value="3608782.388" calcext:value-type="float">
            <text:p>3.608.782 </text:p>
          </table:table-cell>
          <table:table-cell office:value-type="float" office:value="281809.089" calcext:value-type="float">
            <text:p>281.809 </text:p>
          </table:table-cell>
          <table:table-cell office:value-type="float" office:value="3890591.477" calcext:value-type="float">
            <text:p>3.890.591 </text:p>
          </table:table-cell>
          <table:table-cell office:value-type="float" office:value="34884" calcext:value-type="float">
            <text:p>34.884 </text:p>
          </table:table-cell>
          <table:table-cell office:value-type="float" office:value="111529.4" calcext:value-type="float">
            <text:p>111529,4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extrativa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109" calcext:value-type="float">
            <text:p>3305109</text:p>
          </table:table-cell>
          <table:table-cell table:style-name="ce2" office:value-type="string" calcext:value-type="string">
            <text:p>São João de Meriti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1034.784" calcext:value-type="float">
            <text:p>1.035 </text:p>
          </table:table-cell>
          <table:table-cell office:value-type="float" office:value="485315.971" calcext:value-type="float">
            <text:p>485.316 </text:p>
          </table:table-cell>
          <table:table-cell office:value-type="float" office:value="5341929.525" calcext:value-type="float">
            <text:p>5.341.930 </text:p>
          </table:table-cell>
          <table:table-cell office:value-type="float" office:value="2688502.163" calcext:value-type="float">
            <text:p>2.688.502 </text:p>
          </table:table-cell>
          <table:table-cell office:value-type="float" office:value="8516782.442" calcext:value-type="float">
            <text:p>8.516.782 </text:p>
          </table:table-cell>
          <table:table-cell office:value-type="float" office:value="894032.408" calcext:value-type="float">
            <text:p>894.032 </text:p>
          </table:table-cell>
          <table:table-cell office:value-type="float" office:value="9410814.85" calcext:value-type="float">
            <text:p>9.410.815 </text:p>
          </table:table-cell>
          <table:table-cell office:value-type="float" office:value="460541" calcext:value-type="float">
            <text:p>460.541 </text:p>
          </table:table-cell>
          <table:table-cell office:value-type="float" office:value="20434.26" calcext:value-type="float">
            <text:p>20434,26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133" calcext:value-type="float">
            <text:p>3305133</text:p>
          </table:table-cell>
          <table:table-cell table:style-name="ce2" office:value-type="string" calcext:value-type="string">
            <text:p>São José de Ubá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2" calcext:value-type="float">
            <text:p>33002</text:p>
          </table:table-cell>
          <table:table-cell office:value-type="string" calcext:value-type="string">
            <text:p>Santo Antônio de Pádu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1" calcext:value-type="float">
            <text:p>330011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42651.503" calcext:value-type="float">
            <text:p>42.652 </text:p>
          </table:table-cell>
          <table:table-cell office:value-type="float" office:value="10051.447" calcext:value-type="float">
            <text:p>10.051 </text:p>
          </table:table-cell>
          <table:table-cell office:value-type="float" office:value="51365.561" calcext:value-type="float">
            <text:p>51.366 </text:p>
          </table:table-cell>
          <table:table-cell office:value-type="float" office:value="61327.361" calcext:value-type="float">
            <text:p>61.327 </text:p>
          </table:table-cell>
          <table:table-cell office:value-type="float" office:value="165395.873" calcext:value-type="float">
            <text:p>165.396 </text:p>
          </table:table-cell>
          <table:table-cell office:value-type="float" office:value="18009.9" calcext:value-type="float">
            <text:p>18.010 </text:p>
          </table:table-cell>
          <table:table-cell office:value-type="float" office:value="183405.773" calcext:value-type="float">
            <text:p>183.406 </text:p>
          </table:table-cell>
          <table:table-cell office:value-type="float" office:value="7236" calcext:value-type="float">
            <text:p>7.236 </text:p>
          </table:table-cell>
          <table:table-cell office:value-type="float" office:value="25346.29" calcext:value-type="float">
            <text:p>25346,29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gricultura, inclusive apoio à agricultura e a pós colheit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158" calcext:value-type="float">
            <text:p>3305158</text:p>
          </table:table-cell>
          <table:table-cell table:style-name="ce2" office:value-type="string" calcext:value-type="string">
            <text:p>São José do Vale do Rio Preto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Serrana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7" calcext:value-type="float">
            <text:p>330007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04058.765" calcext:value-type="float">
            <text:p>104.059 </text:p>
          </table:table-cell>
          <table:table-cell office:value-type="float" office:value="31062.049" calcext:value-type="float">
            <text:p>31.062 </text:p>
          </table:table-cell>
          <table:table-cell office:value-type="float" office:value="117524.715" calcext:value-type="float">
            <text:p>117.525 </text:p>
          </table:table-cell>
          <table:table-cell office:value-type="float" office:value="160633.859" calcext:value-type="float">
            <text:p>160.634 </text:p>
          </table:table-cell>
          <table:table-cell office:value-type="float" office:value="413279.388" calcext:value-type="float">
            <text:p>413.279 </text:p>
          </table:table-cell>
          <table:table-cell office:value-type="float" office:value="41013.98" calcext:value-type="float">
            <text:p>41.014 </text:p>
          </table:table-cell>
          <table:table-cell office:value-type="float" office:value="454293.368" calcext:value-type="float">
            <text:p>454.293 </text:p>
          </table:table-cell>
          <table:table-cell office:value-type="float" office:value="21017" calcext:value-type="float">
            <text:p>21.017 </text:p>
          </table:table-cell>
          <table:table-cell office:value-type="float" office:value="21615.52" calcext:value-type="float">
            <text:p>21615,52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Pecuária, inclusive apoio à pecuári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208" calcext:value-type="float">
            <text:p>3305208</text:p>
          </table:table-cell>
          <table:table-cell table:style-name="ce2" office:value-type="string" calcext:value-type="string">
            <text:p>São Pedro da Aldeia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Baixadas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Lago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13" calcext:value-type="float">
            <text:p>330013</text:p>
          </table:table-cell>
          <table:table-cell office:value-type="string" calcext:value-type="string">
            <text:p>Cabo Frio</text:p>
          </table:table-cell>
          <table:table-cell office:value-type="string" calcext:value-type="string">
            <text:p>do Entorno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Macaé - Rio das Ostras - Cabo Fri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0704" calcext:value-type="float">
            <text:p>3300704</text:p>
          </table:table-cell>
          <table:table-cell office:value-type="string" calcext:value-type="string">
            <text:p>Cabo Frio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0704" calcext:value-type="float">
            <text:p>3300704</text:p>
          </table:table-cell>
          <table:table-cell office:value-type="string" calcext:value-type="string">
            <text:p>Cabo Frio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32568.208" calcext:value-type="float">
            <text:p>32.568 </text:p>
          </table:table-cell>
          <table:table-cell office:value-type="float" office:value="246484.829" calcext:value-type="float">
            <text:p>246.485 </text:p>
          </table:table-cell>
          <table:table-cell office:value-type="float" office:value="923342.872" calcext:value-type="float">
            <text:p>923.343 </text:p>
          </table:table-cell>
          <table:table-cell office:value-type="float" office:value="656932.505" calcext:value-type="float">
            <text:p>656.933 </text:p>
          </table:table-cell>
          <table:table-cell office:value-type="float" office:value="1859328.414" calcext:value-type="float">
            <text:p>1.859.328 </text:p>
          </table:table-cell>
          <table:table-cell office:value-type="float" office:value="180411.708" calcext:value-type="float">
            <text:p>180.412 </text:p>
          </table:table-cell>
          <table:table-cell office:value-type="float" office:value="2039740.122" calcext:value-type="float">
            <text:p>2.039.740 </text:p>
          </table:table-cell>
          <table:table-cell office:value-type="float" office:value="98470" calcext:value-type="float">
            <text:p>98.470 </text:p>
          </table:table-cell>
          <table:table-cell office:value-type="float" office:value="20714.33" calcext:value-type="float">
            <text:p>20714,33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307" calcext:value-type="float">
            <text:p>3305307</text:p>
          </table:table-cell>
          <table:table-cell table:style-name="ce2" office:value-type="string" calcext:value-type="string">
            <text:p>São Sebastião do Alto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8" calcext:value-type="float">
            <text:p>33008</text:p>
          </table:table-cell>
          <table:table-cell office:value-type="string" calcext:value-type="string">
            <text:p>Santa Maria Madalena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40830.039" calcext:value-type="float">
            <text:p>40.830 </text:p>
          </table:table-cell>
          <table:table-cell office:value-type="float" office:value="10403.987" calcext:value-type="float">
            <text:p>10.404 </text:p>
          </table:table-cell>
          <table:table-cell office:value-type="float" office:value="41966.166" calcext:value-type="float">
            <text:p>41.966 </text:p>
          </table:table-cell>
          <table:table-cell office:value-type="float" office:value="79639.588" calcext:value-type="float">
            <text:p>79.640 </text:p>
          </table:table-cell>
          <table:table-cell office:value-type="float" office:value="172839.78" calcext:value-type="float">
            <text:p>172.840 </text:p>
          </table:table-cell>
          <table:table-cell office:value-type="float" office:value="15879.492" calcext:value-type="float">
            <text:p>15.879 </text:p>
          </table:table-cell>
          <table:table-cell office:value-type="float" office:value="188719.272" calcext:value-type="float">
            <text:p>188.719 </text:p>
          </table:table-cell>
          <table:table-cell office:value-type="float" office:value="9075" calcext:value-type="float">
            <text:p>9.075 </text:p>
          </table:table-cell>
          <table:table-cell office:value-type="float" office:value="20795.51" calcext:value-type="float">
            <text:p>20795,51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gricultura, inclusive apoio à agricultura e a pós colheit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406" calcext:value-type="float">
            <text:p>3305406</text:p>
          </table:table-cell>
          <table:table-cell table:style-name="ce2" office:value-type="string" calcext:value-type="string">
            <text:p>Sapucaia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Três Rios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Região Rural da Capital Regional de Juiz de Fora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09" calcext:value-type="float">
            <text:p>330009</text:p>
          </table:table-cell>
          <table:table-cell office:value-type="string" calcext:value-type="string">
            <text:p>Três Rios - Paraíba do Sul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101508" calcext:value-type="float">
            <text:p>3101508</text:p>
          </table:table-cell>
          <table:table-cell office:value-type="string" calcext:value-type="string">
            <text:p>Além Paraíba/MG - Sapucaia/RJ</text:p>
          </table:table-cell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35994.803" calcext:value-type="float">
            <text:p>35.995 </text:p>
          </table:table-cell>
          <table:table-cell office:value-type="float" office:value="102376.195" calcext:value-type="float">
            <text:p>102.376 </text:p>
          </table:table-cell>
          <table:table-cell office:value-type="float" office:value="419022.913" calcext:value-type="float">
            <text:p>419.023 </text:p>
          </table:table-cell>
          <table:table-cell office:value-type="float" office:value="140308.433" calcext:value-type="float">
            <text:p>140.308 </text:p>
          </table:table-cell>
          <table:table-cell office:value-type="float" office:value="697702.344" calcext:value-type="float">
            <text:p>697.702 </text:p>
          </table:table-cell>
          <table:table-cell office:value-type="float" office:value="131647.947" calcext:value-type="float">
            <text:p>131.648 </text:p>
          </table:table-cell>
          <table:table-cell office:value-type="float" office:value="829350.291" calcext:value-type="float">
            <text:p>829.350 </text:p>
          </table:table-cell>
          <table:table-cell office:value-type="float" office:value="17604" calcext:value-type="float">
            <text:p>17.604 </text:p>
          </table:table-cell>
          <table:table-cell office:value-type="float" office:value="47111.47" calcext:value-type="float">
            <text:p>47111,47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505" calcext:value-type="float">
            <text:p>3305505</text:p>
          </table:table-cell>
          <table:table-cell table:style-name="ce2" office:value-type="string" calcext:value-type="string">
            <text:p>Saquarema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Baixadas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Lago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5699.987" calcext:value-type="float">
            <text:p>15.700 </text:p>
          </table:table-cell>
          <table:table-cell office:value-type="float" office:value="316015.968" calcext:value-type="float">
            <text:p>316.016 </text:p>
          </table:table-cell>
          <table:table-cell office:value-type="float" office:value="1150725.457" calcext:value-type="float">
            <text:p>1.150.725 </text:p>
          </table:table-cell>
          <table:table-cell office:value-type="float" office:value="572467.955" calcext:value-type="float">
            <text:p>572.468 </text:p>
          </table:table-cell>
          <table:table-cell office:value-type="float" office:value="2054909.367" calcext:value-type="float">
            <text:p>2.054.909 </text:p>
          </table:table-cell>
          <table:table-cell office:value-type="float" office:value="135331.243" calcext:value-type="float">
            <text:p>135.331 </text:p>
          </table:table-cell>
          <table:table-cell office:value-type="float" office:value="2190240.61" calcext:value-type="float">
            <text:p>2.190.241 </text:p>
          </table:table-cell>
          <table:table-cell office:value-type="float" office:value="83750" calcext:value-type="float">
            <text:p>83.750 </text:p>
          </table:table-cell>
          <table:table-cell office:value-type="float" office:value="26152.13" calcext:value-type="float">
            <text:p>26152,13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554" calcext:value-type="float">
            <text:p>3305554</text:p>
          </table:table-cell>
          <table:table-cell table:style-name="ce2" office:value-type="string" calcext:value-type="string">
            <text:p>Seropédica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Itaguaí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Integrante de Metrópole</text:p>
          </table:table-cell>
          <table:table-cell office:value-type="string" calcext:value-type="string">
            <text:p>Metrópole</text:p>
          </table:table-cell>
          <table:table-cell office:value-type="string" calcext:value-type="string">
            <text:p>Não</text:p>
          </table:table-cell>
          <table:table-cell office:value-type="float" office:value="14909.073" calcext:value-type="float">
            <text:p>14.909 </text:p>
          </table:table-cell>
          <table:table-cell office:value-type="float" office:value="528431.699" calcext:value-type="float">
            <text:p>528.432 </text:p>
          </table:table-cell>
          <table:table-cell office:value-type="float" office:value="810263.167" calcext:value-type="float">
            <text:p>810.263 </text:p>
          </table:table-cell>
          <table:table-cell office:value-type="float" office:value="561724.456" calcext:value-type="float">
            <text:p>561.724 </text:p>
          </table:table-cell>
          <table:table-cell office:value-type="float" office:value="1915328.395" calcext:value-type="float">
            <text:p>1.915.328 </text:p>
          </table:table-cell>
          <table:table-cell office:value-type="float" office:value="143128.054" calcext:value-type="float">
            <text:p>143.128 </text:p>
          </table:table-cell>
          <table:table-cell office:value-type="float" office:value="2058456.448" calcext:value-type="float">
            <text:p>2.058.456 </text:p>
          </table:table-cell>
          <table:table-cell office:value-type="float" office:value="83667" calcext:value-type="float">
            <text:p>83.667 </text:p>
          </table:table-cell>
          <table:table-cell office:value-type="float" office:value="24602.97" calcext:value-type="float">
            <text:p>24602,97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extrativ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604" calcext:value-type="float">
            <text:p>3305604</text:p>
          </table:table-cell>
          <table:table-cell table:style-name="ce2" office:value-type="string" calcext:value-type="string">
            <text:p>Silva Jardim</text:p>
          </table:table-cell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Baixadas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Bacia de São Joã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3" calcext:value-type="float">
            <text:p>330003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7640.994" calcext:value-type="float">
            <text:p>27.641 </text:p>
          </table:table-cell>
          <table:table-cell office:value-type="float" office:value="34867.469" calcext:value-type="float">
            <text:p>34.867 </text:p>
          </table:table-cell>
          <table:table-cell office:value-type="float" office:value="124617.749" calcext:value-type="float">
            <text:p>124.618 </text:p>
          </table:table-cell>
          <table:table-cell office:value-type="float" office:value="190586.921" calcext:value-type="float">
            <text:p>190.587 </text:p>
          </table:table-cell>
          <table:table-cell office:value-type="float" office:value="377713.133" calcext:value-type="float">
            <text:p>377.713 </text:p>
          </table:table-cell>
          <table:table-cell office:value-type="float" office:value="25726.161" calcext:value-type="float">
            <text:p>25.726 </text:p>
          </table:table-cell>
          <table:table-cell office:value-type="float" office:value="403439.293" calcext:value-type="float">
            <text:p>403.439 </text:p>
          </table:table-cell>
          <table:table-cell office:value-type="float" office:value="21279" calcext:value-type="float">
            <text:p>21.279 </text:p>
          </table:table-cell>
          <table:table-cell office:value-type="float" office:value="18959.5" calcext:value-type="float">
            <text:p>18959,5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nstru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703" calcext:value-type="float">
            <text:p>3305703</text:p>
          </table:table-cell>
          <table:table-cell table:style-name="ce2" office:value-type="string" calcext:value-type="string">
            <text:p>Sumidouro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7" calcext:value-type="float">
            <text:p>33007</text:p>
          </table:table-cell>
          <table:table-cell office:value-type="string" calcext:value-type="string">
            <text:p>Nova Friburg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128853.328" calcext:value-type="float">
            <text:p>128.853 </text:p>
          </table:table-cell>
          <table:table-cell office:value-type="float" office:value="15478.308" calcext:value-type="float">
            <text:p>15.478 </text:p>
          </table:table-cell>
          <table:table-cell office:value-type="float" office:value="64628.418" calcext:value-type="float">
            <text:p>64.628 </text:p>
          </table:table-cell>
          <table:table-cell office:value-type="float" office:value="120577.108" calcext:value-type="float">
            <text:p>120.577 </text:p>
          </table:table-cell>
          <table:table-cell office:value-type="float" office:value="329537.162" calcext:value-type="float">
            <text:p>329.537 </text:p>
          </table:table-cell>
          <table:table-cell office:value-type="float" office:value="41349.142" calcext:value-type="float">
            <text:p>41.349 </text:p>
          </table:table-cell>
          <table:table-cell office:value-type="float" office:value="370886.304" calcext:value-type="float">
            <text:p>370.886 </text:p>
          </table:table-cell>
          <table:table-cell office:value-type="float" office:value="15153" calcext:value-type="float">
            <text:p>15.153 </text:p>
          </table:table-cell>
          <table:table-cell office:value-type="float" office:value="24476.1" calcext:value-type="float">
            <text:p>24476,1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Agricultura, inclusive apoio à agricultura e a pós colheita</text:p>
          </table:table-cell>
          <table:table-cell office:value-type="string" calcext:value-type="string">
            <text:p>Demais serviço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752" calcext:value-type="float">
            <text:p>3305752</text:p>
          </table:table-cell>
          <table:table-cell table:style-name="ce2" office:value-type="string" calcext:value-type="string">
            <text:p>Tanguá</text:p>
          </table:table-cell>
          <table:table-cell office:value-type="string" calcext:value-type="string">
            <text:p>RM 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1" calcext:value-type="float">
            <text:p>3300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Grande concentração urbana considerada na análise - Arranjo populacional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Rio de Janeiro/RJ</text:p>
          </table:table-cell>
          <table:table-cell office:value-type="string" calcext:value-type="string">
            <text:p>Urbano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5554.989" calcext:value-type="float">
            <text:p>5.555 </text:p>
          </table:table-cell>
          <table:table-cell office:value-type="float" office:value="73679.512" calcext:value-type="float">
            <text:p>73.680 </text:p>
          </table:table-cell>
          <table:table-cell office:value-type="float" office:value="216309.127" calcext:value-type="float">
            <text:p>216.309 </text:p>
          </table:table-cell>
          <table:table-cell office:value-type="float" office:value="235156.207" calcext:value-type="float">
            <text:p>235.156 </text:p>
          </table:table-cell>
          <table:table-cell office:value-type="float" office:value="530699.836" calcext:value-type="float">
            <text:p>530.700 </text:p>
          </table:table-cell>
          <table:table-cell office:value-type="float" office:value="31635.033" calcext:value-type="float">
            <text:p>31.635 </text:p>
          </table:table-cell>
          <table:table-cell office:value-type="float" office:value="562334.868" calcext:value-type="float">
            <text:p>562.335 </text:p>
          </table:table-cell>
          <table:table-cell office:value-type="float" office:value="32703" calcext:value-type="float">
            <text:p>32.703 </text:p>
          </table:table-cell>
          <table:table-cell office:value-type="float" office:value="17195.21" calcext:value-type="float">
            <text:p>17195,21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802" calcext:value-type="float">
            <text:p>3305802</text:p>
          </table:table-cell>
          <table:table-cell table:style-name="ce2" office:value-type="string" calcext:value-type="string">
            <text:p>Teresópolis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Serrana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7" calcext:value-type="float">
            <text:p>330007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5802" calcext:value-type="float">
            <text:p>3305802</text:p>
          </table:table-cell>
          <table:table-cell office:value-type="string" calcext:value-type="string">
            <text:p>Teresópolis</text:p>
          </table:table-cell>
          <table:table-cell office:value-type="string" calcext:value-type="string">
            <text:p>Média concentração urbana considerada na análise - Município isolado</text:p>
          </table:table-cell>
          <table:table-cell table:number-columns-repeated="2"/>
          <table:table-cell office:value-type="string" calcext:value-type="string">
            <text:p>Urbano</text:p>
          </table:table-cell>
          <table:table-cell office:value-type="string" calcext:value-type="string">
            <text:p>Centro Subregional B</text:p>
          </table:table-cell>
          <table:table-cell office:value-type="string" calcext:value-type="string">
            <text:p>Centro Subregional</text:p>
          </table:table-cell>
          <table:table-cell office:value-type="string" calcext:value-type="string">
            <text:p>Não</text:p>
          </table:table-cell>
          <table:table-cell office:value-type="float" office:value="283838.874" calcext:value-type="float">
            <text:p>283.839 </text:p>
          </table:table-cell>
          <table:table-cell office:value-type="float" office:value="622600.268" calcext:value-type="float">
            <text:p>622.600 </text:p>
          </table:table-cell>
          <table:table-cell office:value-type="float" office:value="2732663.153" calcext:value-type="float">
            <text:p>2.732.663 </text:p>
          </table:table-cell>
          <table:table-cell office:value-type="float" office:value="1167127.861" calcext:value-type="float">
            <text:p>1.167.128 </text:p>
          </table:table-cell>
          <table:table-cell office:value-type="float" office:value="4806230.155" calcext:value-type="float">
            <text:p>4.806.230 </text:p>
          </table:table-cell>
          <table:table-cell office:value-type="float" office:value="430870.97" calcext:value-type="float">
            <text:p>430.871 </text:p>
          </table:table-cell>
          <table:table-cell office:value-type="float" office:value="5237101.125" calcext:value-type="float">
            <text:p>5.237.101 </text:p>
          </table:table-cell>
          <table:table-cell office:value-type="float" office:value="174587" calcext:value-type="float">
            <text:p>174.587 </text:p>
          </table:table-cell>
          <table:table-cell office:value-type="float" office:value="29997.09" calcext:value-type="float">
            <text:p>29997,09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5901" calcext:value-type="float">
            <text:p>3305901</text:p>
          </table:table-cell>
          <table:table-cell table:style-name="ce2" office:value-type="string" calcext:value-type="string">
            <text:p>Trajano de Moraes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8" calcext:value-type="float">
            <text:p>33008</text:p>
          </table:table-cell>
          <table:table-cell office:value-type="string" calcext:value-type="string">
            <text:p>Santa Maria Madalena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8" calcext:value-type="float">
            <text:p>330008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do Entorn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1647.151" calcext:value-type="float">
            <text:p>21.647 </text:p>
          </table:table-cell>
          <table:table-cell office:value-type="float" office:value="12134.947" calcext:value-type="float">
            <text:p>12.135 </text:p>
          </table:table-cell>
          <table:table-cell office:value-type="float" office:value="55706.912" calcext:value-type="float">
            <text:p>55.707 </text:p>
          </table:table-cell>
          <table:table-cell office:value-type="float" office:value="88049.324" calcext:value-type="float">
            <text:p>88.049 </text:p>
          </table:table-cell>
          <table:table-cell office:value-type="float" office:value="177538.335" calcext:value-type="float">
            <text:p>177.538 </text:p>
          </table:table-cell>
          <table:table-cell office:value-type="float" office:value="11835.138" calcext:value-type="float">
            <text:p>11.835 </text:p>
          </table:table-cell>
          <table:table-cell office:value-type="float" office:value="189373.472" calcext:value-type="float">
            <text:p>189.373 </text:p>
          </table:table-cell>
          <table:table-cell office:value-type="float" office:value="10351" calcext:value-type="float">
            <text:p>10.351 </text:p>
          </table:table-cell>
          <table:table-cell office:value-type="float" office:value="18295.19" calcext:value-type="float">
            <text:p>18295,19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gricultura, inclusive apoio à agricultura e a pós colheit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6008" calcext:value-type="float">
            <text:p>3306008</text:p>
          </table:table-cell>
          <table:table-cell table:style-name="ce2" office:value-type="string" calcext:value-type="string">
            <text:p>Três Rios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Centro Fluminense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Três Rios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Região Rural da Capital Regional de Juiz de Fora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09" calcext:value-type="float">
            <text:p>330009</text:p>
          </table:table-cell>
          <table:table-cell office:value-type="string" calcext:value-type="string">
            <text:p>Três Rios - Paraíba do Sul</text:p>
          </table:table-cell>
          <table:table-cell office:value-type="string" calcext:value-type="string">
            <text:p>Pol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6008" calcext:value-type="float">
            <text:p>3306008</text:p>
          </table:table-cell>
          <table:table-cell office:value-type="string" calcext:value-type="string">
            <text:p>Três Rios - Paraíba do Sul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6008" calcext:value-type="float">
            <text:p>3306008</text:p>
          </table:table-cell>
          <table:table-cell office:value-type="string" calcext:value-type="string">
            <text:p>Três Rios - Paraíba do Sul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Centro de Zona A</text:p>
          </table:table-cell>
          <table:table-cell office:value-type="string" calcext:value-type="string">
            <text:p>Centro de Zona</text:p>
          </table:table-cell>
          <table:table-cell office:value-type="string" calcext:value-type="string">
            <text:p>Não</text:p>
          </table:table-cell>
          <table:table-cell office:value-type="float" office:value="12256.128" calcext:value-type="float">
            <text:p>12.256 </text:p>
          </table:table-cell>
          <table:table-cell office:value-type="float" office:value="1059437.768" calcext:value-type="float">
            <text:p>1.059.438 </text:p>
          </table:table-cell>
          <table:table-cell office:value-type="float" office:value="1536636.142" calcext:value-type="float">
            <text:p>1.536.636 </text:p>
          </table:table-cell>
          <table:table-cell office:value-type="float" office:value="547288.209" calcext:value-type="float">
            <text:p>547.288 </text:p>
          </table:table-cell>
          <table:table-cell office:value-type="float" office:value="3155618.247" calcext:value-type="float">
            <text:p>3.155.618 </text:p>
          </table:table-cell>
          <table:table-cell office:value-type="float" office:value="485696.347" calcext:value-type="float">
            <text:p>485.696 </text:p>
          </table:table-cell>
          <table:table-cell office:value-type="float" office:value="3641314.594" calcext:value-type="float">
            <text:p>3.641.315 </text:p>
          </table:table-cell>
          <table:table-cell office:value-type="float" office:value="79230" calcext:value-type="float">
            <text:p>79.230 </text:p>
          </table:table-cell>
          <table:table-cell office:value-type="float" office:value="45958.79" calcext:value-type="float">
            <text:p>45958,79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Indústrias de transformação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6107" calcext:value-type="float">
            <text:p>3306107</text:p>
          </table:table-cell>
          <table:table-cell table:style-name="ce2" office:value-type="string" calcext:value-type="string">
            <text:p>Valença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2" calcext:value-type="float">
            <text:p>33012</text:p>
          </table:table-cell>
          <table:table-cell office:value-type="string" calcext:value-type="string">
            <text:p>Barra do Piraí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6" calcext:value-type="float">
            <text:p>330006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Pol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/>
          <table:table-cell office:value-type="float" office:value="3306107" calcext:value-type="float">
            <text:p>3306107</text:p>
          </table:table-cell>
          <table:table-cell office:value-type="string" calcext:value-type="string">
            <text:p>Valença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Centro de Zona B</text:p>
          </table:table-cell>
          <table:table-cell office:value-type="string" calcext:value-type="string">
            <text:p>Centro de Zona</text:p>
          </table:table-cell>
          <table:table-cell office:value-type="string" calcext:value-type="string">
            <text:p>Não</text:p>
          </table:table-cell>
          <table:table-cell office:value-type="float" office:value="40769.829" calcext:value-type="float">
            <text:p>40.770 </text:p>
          </table:table-cell>
          <table:table-cell office:value-type="float" office:value="526964.745" calcext:value-type="float">
            <text:p>526.965 </text:p>
          </table:table-cell>
          <table:table-cell office:value-type="float" office:value="763691.489" calcext:value-type="float">
            <text:p>763.691 </text:p>
          </table:table-cell>
          <table:table-cell office:value-type="float" office:value="486273.952" calcext:value-type="float">
            <text:p>486.274 </text:p>
          </table:table-cell>
          <table:table-cell office:value-type="float" office:value="1817700.015" calcext:value-type="float">
            <text:p>1.817.700 </text:p>
          </table:table-cell>
          <table:table-cell office:value-type="float" office:value="199073.496" calcext:value-type="float">
            <text:p>199.073 </text:p>
          </table:table-cell>
          <table:table-cell office:value-type="float" office:value="2016773.51" calcext:value-type="float">
            <text:p>2.016.774 </text:p>
          </table:table-cell>
          <table:table-cell office:value-type="float" office:value="73997" calcext:value-type="float">
            <text:p>73.997 </text:p>
          </table:table-cell>
          <table:table-cell office:value-type="float" office:value="27254.8" calcext:value-type="float">
            <text:p>27254,8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6156" calcext:value-type="float">
            <text:p>3306156</text:p>
          </table:table-cell>
          <table:table-cell table:style-name="ce2" office:value-type="string" calcext:value-type="string">
            <text:p>Varre-Sai</text:p>
          </table:table-cell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Noroeste Fluminense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Itaperuna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Região Rural da Capital Regional de Campos dos Goytacazes</text:p>
          </table:table-cell>
          <table:table-cell office:value-type="string" calcext:value-type="string">
            <text:p>Região Rural da Capital Regional</text:p>
          </table:table-cell>
          <table:table-cell office:value-type="float" office:value="330011" calcext:value-type="float">
            <text:p>330011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do Entorno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Campos dos Goytacazes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Rural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20135.549" calcext:value-type="float">
            <text:p>20.136 </text:p>
          </table:table-cell>
          <table:table-cell office:value-type="float" office:value="13830.136" calcext:value-type="float">
            <text:p>13.830 </text:p>
          </table:table-cell>
          <table:table-cell office:value-type="float" office:value="50827.019" calcext:value-type="float">
            <text:p>50.827 </text:p>
          </table:table-cell>
          <table:table-cell office:value-type="float" office:value="86055.999" calcext:value-type="float">
            <text:p>86.056 </text:p>
          </table:table-cell>
          <table:table-cell office:value-type="float" office:value="170848.703" calcext:value-type="float">
            <text:p>170.849 </text:p>
          </table:table-cell>
          <table:table-cell office:value-type="float" office:value="-14158.506" calcext:value-type="float">
            <text:p>-14.159 </text:p>
          </table:table-cell>
          <table:table-cell office:value-type="float" office:value="156690.197" calcext:value-type="float">
            <text:p>156.690 </text:p>
          </table:table-cell>
          <table:table-cell office:value-type="float" office:value="10500" calcext:value-type="float">
            <text:p>10.500 </text:p>
          </table:table-cell>
          <table:table-cell office:value-type="float" office:value="14922.88" calcext:value-type="float">
            <text:p>14922,88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gricultura, inclusive apoio à agricultura e a pós colheita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6206" calcext:value-type="float">
            <text:p>3306206</text:p>
          </table:table-cell>
          <table:table-cell table:style-name="ce2" office:value-type="string" calcext:value-type="string">
            <text:p>Vassouras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float" office:value="33014" calcext:value-type="float">
            <text:p>33014</text:p>
          </table:table-cell>
          <table:table-cell office:value-type="string" calcext:value-type="string">
            <text:p>Vassouras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6" calcext:value-type="float">
            <text:p>330006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do Entorn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5"/>
          <table:table-cell office:value-type="string" calcext:value-type="string">
            <text:p>Intermediário Adjacente</text:p>
          </table:table-cell>
          <table:table-cell table:number-columns-repeated="2" office:value-type="string" calcext:value-type="string">
            <text:p>Centro Local</text:p>
          </table:table-cell>
          <table:table-cell office:value-type="string" calcext:value-type="string">
            <text:p>Não</text:p>
          </table:table-cell>
          <table:table-cell office:value-type="float" office:value="34235.68" calcext:value-type="float">
            <text:p>34.236 </text:p>
          </table:table-cell>
          <table:table-cell office:value-type="float" office:value="155189.577" calcext:value-type="float">
            <text:p>155.190 </text:p>
          </table:table-cell>
          <table:table-cell office:value-type="float" office:value="448660.588" calcext:value-type="float">
            <text:p>448.661 </text:p>
          </table:table-cell>
          <table:table-cell office:value-type="float" office:value="260637.667" calcext:value-type="float">
            <text:p>260.638 </text:p>
          </table:table-cell>
          <table:table-cell office:value-type="float" office:value="898723.512" calcext:value-type="float">
            <text:p>898.724 </text:p>
          </table:table-cell>
          <table:table-cell office:value-type="float" office:value="64959.329" calcext:value-type="float">
            <text:p>64.959 </text:p>
          </table:table-cell>
          <table:table-cell office:value-type="float" office:value="963682.84" calcext:value-type="float">
            <text:p>963.683 </text:p>
          </table:table-cell>
          <table:table-cell office:value-type="float" office:value="35622" calcext:value-type="float">
            <text:p>35.622 </text:p>
          </table:table-cell>
          <table:table-cell office:value-type="float" office:value="27053.02" calcext:value-type="float">
            <text:p>27053,02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des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2" office:value-type="float" office:value="3306305" calcext:value-type="float">
            <text:p>3306305</text:p>
          </table:table-cell>
          <table:table-cell table:style-name="ce2" office:value-type="string" calcext:value-type="string">
            <text:p>Volta Redonda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Sul Fluminense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Vale do Paraíba Fluminense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Região Rural da Metrópole Nacional de Rio de Janeiro</text:p>
          </table:table-cell>
          <table:table-cell office:value-type="string" calcext:value-type="string">
            <text:p>Região Rural da Metrópole Nacional</text:p>
          </table:table-cell>
          <table:table-cell office:value-type="float" office:value="330004" calcext:value-type="float">
            <text:p>330004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Polo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Volta Redonda - Barra Mansa</text:p>
          </table:table-cell>
          <table:table-cell office:value-type="string" calcext:value-type="string">
            <text:p>do Entorno</text:p>
          </table:table-cell>
          <table:table-cell table:number-columns-repeated="2" table:style-name="ce2" office:value-type="string" calcext:value-type="string">
            <text:p>Não</text:p>
          </table:table-cell>
          <table:table-cell office:value-type="float" office:value="3306305" calcext:value-type="float">
            <text:p>3306305</text:p>
          </table:table-cell>
          <table:table-cell office:value-type="string" calcext:value-type="string">
            <text:p>Volta Redonda - Barra Mansa/RJ</text:p>
          </table:table-cell>
          <table:table-cell office:value-type="string" calcext:value-type="string">
            <text:p>Média concentração urbana considerada na análise - Arranjo populacional</text:p>
          </table:table-cell>
          <table:table-cell office:value-type="float" office:value="3306305" calcext:value-type="float">
            <text:p>3306305</text:p>
          </table:table-cell>
          <table:table-cell office:value-type="string" calcext:value-type="string">
            <text:p>Volta Redonda - Barra Mansa/RJ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Núcleo de Capital Regional C</text:p>
          </table:table-cell>
          <table:table-cell office:value-type="string" calcext:value-type="string">
            <text:p>Capital Regional</text:p>
          </table:table-cell>
          <table:table-cell office:value-type="string" calcext:value-type="string">
            <text:p>Não</text:p>
          </table:table-cell>
          <table:table-cell office:value-type="float" office:value="5619.79" calcext:value-type="float">
            <text:p>5.620 </text:p>
          </table:table-cell>
          <table:table-cell office:value-type="float" office:value="2670126.684" calcext:value-type="float">
            <text:p>2.670.127 </text:p>
          </table:table-cell>
          <table:table-cell office:value-type="float" office:value="4663577.001" calcext:value-type="float">
            <text:p>4.663.577 </text:p>
          </table:table-cell>
          <table:table-cell office:value-type="float" office:value="1834320.453" calcext:value-type="float">
            <text:p>1.834.320 </text:p>
          </table:table-cell>
          <table:table-cell office:value-type="float" office:value="9173643.928" calcext:value-type="float">
            <text:p>9.173.644 </text:p>
          </table:table-cell>
          <table:table-cell office:value-type="float" office:value="1288195.079" calcext:value-type="float">
            <text:p>1.288.195 </text:p>
          </table:table-cell>
          <table:table-cell office:value-type="float" office:value="10461839.006" calcext:value-type="float">
            <text:p>10.461.839 </text:p>
          </table:table-cell>
          <table:table-cell office:value-type="float" office:value="263659" calcext:value-type="float">
            <text:p>263.659 </text:p>
          </table:table-cell>
          <table:table-cell office:value-type="float" office:value="39679.43" calcext:value-type="float">
            <text:p>39679,43</text:p>
          </table:table-cell>
          <table:table-cell office:value-type="string" calcext:value-type="string">
            <text:p>Demais serviços</text:p>
          </table:table-cell>
          <table:table-cell office:value-type="string" calcext:value-type="string">
            <text:p>Administração, defesa, educação e saúde públicas e seguridade social</text:p>
          </table:table-cell>
          <table:table-cell office:value-type="string" calcext:value-type="string">
            <text:p>Indústrias de transformação</text:p>
          </table:table-cell>
          <table:table-cell table:number-columns-repeated="979"/>
        </table:table-row>
        <table:table-row table:style-name="ro2" table:number-rows-repeated="10095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07P0" style:volatile="true">
      <number:text>R$</number:text>
      <number:number number:decimal-places="0" loext:min-decimal-places="0" number:min-integer-digits="1" number:grouping="true"/>
    </number:number-style>
    <number:number-style style:name="N107">
      <number:text>-R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loext:min-decimal-places="2" number:min-integer-digits="1" number:grouping="true"/>
    </number:number-style>
    <number:number-style style:name="N109">
      <number:text>-R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BASE1" style:display-name="Normal_BAS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30">
      <style:table-cell-properties fo:padding="0.71mm"/>
    </style:style>
    <style:style style:name="Normal_5f_BASE2" style:display-name="Normal_BAS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1:57:03.765390716</meta:creation-date>
    <dc:date>2019-10-06T21:57:29.754221808</dc:date>
    <meta:editing-duration>PT26S</meta:editing-duration>
    <meta:editing-cycles>1</meta:editing-cycles>
    <meta:document-statistic meta:table-count="1" meta:cell-count="3917" meta:object-count="0"/>
    <meta:generator>LibreOffice/5.1.6.2$Linux_X86_64 LibreOffice_project/10m0$Build-2</meta:generator>
  </office:meta>
</office:document-meta>
</file>